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2253" officeooo:paragraph-rsid="00162253"/>
    </style:style>
    <style:style style:name="P2" style:family="paragraph" style:parent-style-name="Standard">
      <style:text-properties fo:font-size="16pt" officeooo:rsid="00162253" officeooo:paragraph-rsid="00162253" style:font-size-asian="16pt" style:font-size-complex="16pt"/>
    </style:style>
    <style:style style:name="P3" style:family="paragraph" style:parent-style-name="Standard">
      <style:paragraph-properties fo:line-height="100%"/>
      <style:text-properties fo:font-size="16pt" officeooo:rsid="0019c17d" officeooo:paragraph-rsid="0019c17d" style:font-size-asian="16pt" style:font-size-complex="16pt"/>
    </style:style>
    <style:style style:name="P4" style:family="paragraph" style:parent-style-name="Standard">
      <style:text-properties fo:font-size="16pt" officeooo:rsid="00162253" officeooo:paragraph-rsid="00162253" style:font-size-asian="14pt" style:font-size-complex="16pt"/>
    </style:style>
    <style:style style:name="P5" style:family="paragraph" style:parent-style-name="Standard">
      <style:text-properties fo:font-size="16pt" officeooo:rsid="00189cd8" officeooo:paragraph-rsid="00189cd8" style:font-size-asian="14pt" style:font-size-complex="16pt"/>
    </style:style>
    <style:style style:name="P6" style:family="paragraph" style:parent-style-name="Standard">
      <style:text-properties fo:font-size="16pt" officeooo:rsid="0018acbe" officeooo:paragraph-rsid="0018acbe" style:font-size-asian="14pt" style:font-size-complex="16pt"/>
    </style:style>
    <style:style style:name="P7" style:family="paragraph" style:parent-style-name="Standard">
      <style:paragraph-properties fo:line-height="100%"/>
      <style:text-properties fo:font-size="16pt" officeooo:rsid="001a3eb8" officeooo:paragraph-rsid="001a3eb8" style:font-size-asian="14pt" style:font-size-complex="16pt"/>
    </style:style>
    <style:style style:name="P8" style:family="paragraph" style:parent-style-name="Standard">
      <style:paragraph-properties fo:line-height="100%"/>
      <style:text-properties fo:font-size="16pt" officeooo:rsid="001fcbb1" officeooo:paragraph-rsid="001fcbb1" style:font-size-asian="14pt" style:font-size-complex="16pt"/>
    </style:style>
    <style:style style:name="P9" style:family="paragraph" style:parent-style-name="Standard">
      <style:paragraph-properties fo:line-height="100%"/>
      <style:text-properties fo:font-size="16pt" officeooo:rsid="0026c00c" officeooo:paragraph-rsid="0026c00c" style:font-size-asian="14pt" style:font-size-complex="16pt"/>
    </style:style>
    <style:style style:name="P10" style:family="paragraph" style:parent-style-name="Standard">
      <style:paragraph-properties fo:line-height="100%"/>
      <style:text-properties fo:font-size="16pt" fo:font-weight="normal" officeooo:rsid="001a3eb8" officeooo:paragraph-rsid="001a3eb8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line-height="100%"/>
      <style:text-properties fo:font-size="16pt" fo:font-weight="normal" officeooo:rsid="001beeeb" officeooo:paragraph-rsid="001beeeb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line-height="100%"/>
      <style:text-properties fo:font-size="16pt" fo:font-weight="normal" officeooo:rsid="001d8f54" officeooo:paragraph-rsid="001d8f54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line-height="100%"/>
      <style:text-properties fo:font-size="16pt" fo:font-weight="normal" officeooo:rsid="0021b86f" officeooo:paragraph-rsid="0021b86f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line-height="100%"/>
      <style:text-properties fo:font-size="16pt" fo:font-weight="normal" officeooo:rsid="0022ce5f" officeooo:paragraph-rsid="0022ce5f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line-height="100%"/>
      <style:text-properties fo:font-size="16pt" fo:font-weight="normal" officeooo:rsid="00230f91" officeooo:paragraph-rsid="00230f91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line-height="100%"/>
      <style:text-properties fo:font-size="16pt" fo:font-weight="normal" officeooo:rsid="002390fa" officeooo:paragraph-rsid="002390fa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line-height="100%"/>
      <style:text-properties fo:font-size="16pt" fo:font-weight="normal" officeooo:rsid="0023a5c3" officeooo:paragraph-rsid="0023a5c3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line-height="100%"/>
      <style:text-properties fo:font-size="16pt" fo:font-weight="normal" officeooo:rsid="00248179" officeooo:paragraph-rsid="00248179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line-height="100%"/>
      <style:text-properties fo:font-size="16pt" fo:font-weight="normal" officeooo:rsid="002537b2" officeooo:paragraph-rsid="002537b2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line-height="100%"/>
      <style:text-properties fo:font-size="16pt" fo:font-weight="normal" officeooo:rsid="0028b70a" officeooo:paragraph-rsid="0028b70a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line-height="100%"/>
      <style:text-properties fo:font-size="16pt" fo:font-weight="normal" officeooo:rsid="0028eb9a" officeooo:paragraph-rsid="0028eb9a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line-height="100%"/>
      <style:text-properties fo:font-size="16pt" fo:font-weight="normal" officeooo:rsid="002969ee" officeooo:paragraph-rsid="002969ee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line-height="100%"/>
      <style:text-properties fo:font-size="16pt" fo:font-weight="normal" officeooo:rsid="002b4611" officeooo:paragraph-rsid="002b4611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line-height="100%"/>
      <style:text-properties fo:font-size="16pt" fo:font-weight="normal" officeooo:rsid="002b787c" officeooo:paragraph-rsid="002b787c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line-height="100%"/>
      <style:text-properties fo:font-size="16pt" fo:font-weight="normal" officeooo:rsid="002d7791" officeooo:paragraph-rsid="002d7791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line-height="100%"/>
      <style:text-properties fo:font-size="16pt" fo:font-weight="normal" officeooo:rsid="002ef36d" officeooo:paragraph-rsid="002ef36d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line-height="100%"/>
      <style:text-properties fo:font-size="16pt" fo:font-weight="normal" officeooo:rsid="0030666a" officeooo:paragraph-rsid="0030666a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line-height="100%"/>
      <style:text-properties fo:font-size="16pt" fo:font-weight="normal" officeooo:rsid="0033adc2" officeooo:paragraph-rsid="0033adc2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line-height="100%"/>
      <style:text-properties fo:font-size="16pt" fo:font-weight="normal" officeooo:rsid="003572dc" officeooo:paragraph-rsid="003572dc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line-height="100%"/>
      <style:text-properties fo:font-size="16pt" fo:font-weight="normal" officeooo:rsid="003738e3" officeooo:paragraph-rsid="003738e3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line-height="100%"/>
      <style:text-properties fo:font-size="16pt" fo:font-weight="normal" officeooo:rsid="003a2c35" officeooo:paragraph-rsid="003a2c35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line-height="100%"/>
      <style:text-properties fo:font-size="16pt" fo:font-weight="normal" officeooo:rsid="003b070b" officeooo:paragraph-rsid="003b070b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line-height="100%"/>
      <style:text-properties fo:font-size="16pt" fo:font-weight="normal" officeooo:rsid="003b5413" officeooo:paragraph-rsid="003b5413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line-height="100%"/>
      <style:text-properties fo:font-size="16pt" fo:font-weight="normal" officeooo:rsid="003d3e75" officeooo:paragraph-rsid="003d3e75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line-height="100%"/>
      <style:text-properties fo:font-size="16pt" fo:font-weight="normal" officeooo:rsid="003de24f" officeooo:paragraph-rsid="003de24f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line-height="100%"/>
      <style:text-properties fo:font-size="16pt" fo:font-weight="normal" officeooo:rsid="003f1759" officeooo:paragraph-rsid="003f1759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line-height="100%"/>
      <style:text-properties fo:font-size="16pt" fo:font-weight="normal" officeooo:rsid="0040a2d5" officeooo:paragraph-rsid="0040a2d5" style:font-size-asian="14pt" style:font-weight-asian="normal" style:font-size-complex="16pt" style:font-weight-complex="normal"/>
    </style:style>
    <style:style style:name="P38" style:family="paragraph" style:parent-style-name="Standard">
      <style:paragraph-properties fo:line-height="100%"/>
      <style:text-properties fo:font-size="16pt" fo:font-weight="normal" officeooo:rsid="004297cf" officeooo:paragraph-rsid="004297cf" style:font-size-asian="14pt" style:font-weight-asian="normal" style:font-size-complex="16pt" style:font-weight-complex="normal"/>
    </style:style>
    <style:style style:name="P39" style:family="paragraph" style:parent-style-name="Standard">
      <style:paragraph-properties fo:line-height="100%"/>
      <style:text-properties fo:font-size="16pt" fo:font-weight="normal" officeooo:rsid="0043bbd4" officeooo:paragraph-rsid="0043bbd4" style:font-size-asian="14pt" style:font-weight-asian="normal" style:font-size-complex="16pt" style:font-weight-complex="normal"/>
    </style:style>
    <style:style style:name="P40" style:family="paragraph" style:parent-style-name="Standard">
      <style:paragraph-properties fo:line-height="100%"/>
      <style:text-properties fo:font-size="16pt" fo:font-weight="normal" officeooo:rsid="004551b0" officeooo:paragraph-rsid="004551b0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line-height="100%"/>
      <style:text-properties fo:font-size="16pt" fo:font-weight="normal" officeooo:rsid="0046e5a2" officeooo:paragraph-rsid="0046e5a2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line-height="100%"/>
      <style:text-properties fo:font-size="16pt" fo:font-weight="normal" officeooo:rsid="0047423b" officeooo:paragraph-rsid="0047423b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line-height="100%"/>
      <style:text-properties fo:font-size="16pt" fo:font-weight="normal" officeooo:rsid="004854ed" officeooo:paragraph-rsid="004854ed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line-height="100%"/>
      <style:text-properties fo:font-size="16pt" fo:font-weight="normal" officeooo:rsid="0049889e" officeooo:paragraph-rsid="0049889e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line-height="100%"/>
      <style:text-properties fo:font-size="16pt" fo:font-weight="normal" officeooo:rsid="004c9156" officeooo:paragraph-rsid="004c9156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line-height="100%"/>
      <style:text-properties fo:font-size="16pt" fo:font-weight="normal" officeooo:rsid="004cd47b" officeooo:paragraph-rsid="004cd47b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line-height="100%"/>
      <style:text-properties fo:font-size="16pt" fo:font-weight="normal" officeooo:rsid="004dd571" officeooo:paragraph-rsid="004dd571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line-height="100%"/>
      <style:text-properties fo:font-size="16pt" fo:font-weight="normal" officeooo:rsid="004ed1c5" officeooo:paragraph-rsid="004ed1c5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line-height="100%"/>
      <style:text-properties fo:font-size="16pt" fo:font-weight="normal" officeooo:rsid="004f3976" officeooo:paragraph-rsid="004f3976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line-height="100%"/>
      <style:text-properties fo:font-size="16pt" fo:font-weight="normal" officeooo:rsid="0050e2e7" officeooo:paragraph-rsid="0050e2e7" style:font-size-asian="14pt" style:font-weight-asian="normal" style:font-size-complex="16pt" style:font-weight-complex="normal"/>
    </style:style>
    <style:style style:name="P51" style:family="paragraph" style:parent-style-name="Standard">
      <style:paragraph-properties fo:line-height="100%"/>
      <style:text-properties fo:font-size="16pt" fo:font-weight="normal" officeooo:rsid="0054fc88" officeooo:paragraph-rsid="0054fc88" style:font-size-asian="14pt" style:font-weight-asian="normal" style:font-size-complex="16pt" style:font-weight-complex="normal"/>
    </style:style>
    <style:style style:name="P52" style:family="paragraph" style:parent-style-name="Standard">
      <style:paragraph-properties fo:line-height="100%"/>
      <style:text-properties fo:font-size="16pt" fo:font-weight="normal" officeooo:rsid="00568671" officeooo:paragraph-rsid="00568671" style:font-size-asian="14pt" style:font-weight-asian="normal" style:font-size-complex="16pt" style:font-weight-complex="normal"/>
    </style:style>
    <style:style style:name="P53" style:family="paragraph" style:parent-style-name="Standard">
      <style:paragraph-properties fo:line-height="100%"/>
      <style:text-properties fo:font-size="16pt" fo:font-weight="normal" officeooo:rsid="0058ea6f" officeooo:paragraph-rsid="0058ea6f" style:font-size-asian="14pt" style:font-weight-asian="normal" style:font-size-complex="16pt" style:font-weight-complex="normal"/>
    </style:style>
    <style:style style:name="P54" style:family="paragraph" style:parent-style-name="Standard">
      <style:paragraph-properties fo:line-height="100%"/>
      <style:text-properties fo:font-size="16pt" fo:font-weight="normal" officeooo:rsid="005a3219" officeooo:paragraph-rsid="005a3219" style:font-size-asian="14pt" style:font-weight-asian="normal" style:font-size-complex="16pt" style:font-weight-complex="normal"/>
    </style:style>
    <style:style style:name="P55" style:family="paragraph" style:parent-style-name="Standard">
      <style:paragraph-properties fo:line-height="100%"/>
      <style:text-properties fo:font-size="16pt" fo:font-weight="normal" officeooo:rsid="005b7369" officeooo:paragraph-rsid="005b7369" style:font-size-asian="14pt" style:font-weight-asian="normal" style:font-size-complex="16pt" style:font-weight-complex="normal"/>
    </style:style>
    <style:style style:name="P56" style:family="paragraph" style:parent-style-name="Standard">
      <style:text-properties fo:font-size="12pt" officeooo:rsid="00162253" officeooo:paragraph-rsid="00162253" style:font-size-asian="10.5pt" style:font-size-complex="12pt"/>
    </style:style>
    <style:style style:name="P57" style:family="paragraph" style:parent-style-name="Standard">
      <style:text-properties fo:font-size="12pt" officeooo:rsid="00189cd8" officeooo:paragraph-rsid="00189cd8" style:font-size-asian="10.5pt" style:font-size-complex="12pt"/>
    </style:style>
    <style:style style:name="P58" style:family="paragraph" style:parent-style-name="Standard">
      <style:text-properties fo:font-size="12pt" officeooo:rsid="0018acbe" officeooo:paragraph-rsid="0018acbe" style:font-size-asian="10.5pt" style:font-size-complex="12pt"/>
    </style:style>
    <style:style style:name="P59" style:family="paragraph" style:parent-style-name="Standard">
      <style:text-properties fo:font-size="12pt" officeooo:rsid="00199daa" officeooo:paragraph-rsid="00199daa" style:font-size-asian="10.5pt" style:font-size-complex="12pt"/>
    </style:style>
    <style:style style:name="P60" style:family="paragraph" style:parent-style-name="Standard">
      <style:paragraph-properties fo:line-height="100%"/>
      <style:text-properties fo:font-size="12pt" officeooo:rsid="00199daa" officeooo:paragraph-rsid="00199daa" style:font-size-asian="10.5pt" style:font-size-complex="12pt"/>
    </style:style>
    <style:style style:name="P61" style:family="paragraph" style:parent-style-name="Standard">
      <style:paragraph-properties fo:line-height="100%"/>
      <style:text-properties fo:font-size="12pt" officeooo:rsid="0019c17d" officeooo:paragraph-rsid="0019c17d" style:font-size-asian="10.5pt" style:font-size-complex="12pt"/>
    </style:style>
    <style:style style:name="P62" style:family="paragraph" style:parent-style-name="Standard">
      <style:paragraph-properties fo:line-height="100%"/>
      <style:text-properties fo:font-size="12pt" officeooo:rsid="001a3eb8" officeooo:paragraph-rsid="001a3eb8" style:font-size-asian="10.5pt" style:font-size-complex="12pt"/>
    </style:style>
    <style:style style:name="P63" style:family="paragraph" style:parent-style-name="Standard">
      <style:paragraph-properties fo:line-height="100%"/>
      <style:text-properties fo:font-size="12pt" officeooo:rsid="001beeeb" officeooo:paragraph-rsid="001beeeb" style:font-size-asian="10.5pt" style:font-size-complex="12pt"/>
    </style:style>
    <style:style style:name="P64" style:family="paragraph" style:parent-style-name="Standard">
      <style:paragraph-properties fo:line-height="100%"/>
      <style:text-properties fo:font-size="12pt" officeooo:rsid="001d8f54" officeooo:paragraph-rsid="001d8f54" style:font-size-asian="10.5pt" style:font-size-complex="12pt"/>
    </style:style>
    <style:style style:name="P65" style:family="paragraph" style:parent-style-name="Standard">
      <style:paragraph-properties fo:line-height="100%"/>
      <style:text-properties fo:font-size="12pt" officeooo:rsid="001fcbb1" officeooo:paragraph-rsid="001fcbb1" style:font-size-asian="10.5pt" style:font-size-complex="12pt"/>
    </style:style>
    <style:style style:name="P66" style:family="paragraph" style:parent-style-name="Standard">
      <style:paragraph-properties fo:line-height="100%"/>
      <style:text-properties fo:font-size="12pt" officeooo:rsid="0021b86f" officeooo:paragraph-rsid="0021b86f" style:font-size-asian="10.5pt" style:font-size-complex="12pt"/>
    </style:style>
    <style:style style:name="P67" style:family="paragraph" style:parent-style-name="Standard">
      <style:paragraph-properties fo:line-height="100%"/>
      <style:text-properties fo:font-size="12pt" officeooo:rsid="0022ce5f" officeooo:paragraph-rsid="0022ce5f" style:font-size-asian="10.5pt" style:font-size-complex="12pt"/>
    </style:style>
    <style:style style:name="P68" style:family="paragraph" style:parent-style-name="Standard">
      <style:paragraph-properties fo:line-height="100%"/>
      <style:text-properties fo:font-size="12pt" officeooo:rsid="002390fa" officeooo:paragraph-rsid="002390fa" style:font-size-asian="10.5pt" style:font-size-complex="12pt"/>
    </style:style>
    <style:style style:name="P69" style:family="paragraph" style:parent-style-name="Standard">
      <style:paragraph-properties fo:line-height="100%"/>
      <style:text-properties fo:font-size="12pt" officeooo:rsid="0023a5c3" officeooo:paragraph-rsid="0023a5c3" style:font-size-asian="10.5pt" style:font-size-complex="12pt"/>
    </style:style>
    <style:style style:name="P70" style:family="paragraph" style:parent-style-name="Standard">
      <style:paragraph-properties fo:line-height="100%"/>
      <style:text-properties fo:font-size="12pt" officeooo:rsid="00248179" officeooo:paragraph-rsid="00248179" style:font-size-asian="10.5pt" style:font-size-complex="12pt"/>
    </style:style>
    <style:style style:name="P71" style:family="paragraph" style:parent-style-name="Standard">
      <style:paragraph-properties fo:line-height="100%"/>
      <style:text-properties fo:font-size="12pt" officeooo:rsid="002537b2" officeooo:paragraph-rsid="002537b2" style:font-size-asian="10.5pt" style:font-size-complex="12pt"/>
    </style:style>
    <style:style style:name="P72" style:family="paragraph" style:parent-style-name="Standard">
      <style:paragraph-properties fo:line-height="100%"/>
      <style:text-properties fo:font-size="12pt" fo:font-weight="normal" officeooo:rsid="0026c00c" officeooo:paragraph-rsid="0026c00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line-height="100%"/>
      <style:text-properties fo:font-size="12pt" fo:font-weight="normal" officeooo:rsid="0028b70a" officeooo:paragraph-rsid="0028b70a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line-height="100%"/>
      <style:text-properties fo:font-size="12pt" fo:font-weight="normal" officeooo:rsid="0028eb9a" officeooo:paragraph-rsid="0028eb9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line-height="100%"/>
      <style:text-properties fo:font-size="12pt" fo:font-weight="normal" officeooo:rsid="002969ee" officeooo:paragraph-rsid="002969e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line-height="100%"/>
      <style:text-properties fo:font-size="12pt" fo:font-weight="normal" officeooo:rsid="002b4611" officeooo:paragraph-rsid="002b4611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line-height="100%"/>
      <style:text-properties fo:font-size="12pt" fo:font-weight="normal" officeooo:rsid="002ef36d" officeooo:paragraph-rsid="002ef36d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line-height="100%"/>
      <style:text-properties fo:font-size="12pt" fo:font-weight="normal" officeooo:rsid="0030666a" officeooo:paragraph-rsid="0030666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line-height="100%"/>
      <style:text-properties fo:font-size="12pt" fo:font-weight="normal" officeooo:rsid="0033adc2" officeooo:paragraph-rsid="0033adc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line-height="100%"/>
      <style:text-properties fo:font-size="12pt" fo:font-weight="normal" officeooo:rsid="003572dc" officeooo:paragraph-rsid="003572dc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line-height="100%"/>
      <style:text-properties fo:font-size="12pt" fo:font-weight="normal" officeooo:rsid="003738e3" officeooo:paragraph-rsid="003738e3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line-height="100%"/>
      <style:text-properties fo:font-size="12pt" fo:font-weight="normal" officeooo:rsid="003a2c35" officeooo:paragraph-rsid="003a2c35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line-height="100%"/>
      <style:text-properties fo:font-size="12pt" fo:font-weight="normal" officeooo:rsid="003b070b" officeooo:paragraph-rsid="003b070b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line-height="100%"/>
      <style:text-properties fo:font-size="12pt" fo:font-weight="normal" officeooo:rsid="003b5413" officeooo:paragraph-rsid="003b5413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line-height="100%"/>
      <style:text-properties fo:font-size="12pt" fo:font-weight="normal" officeooo:rsid="003d3e75" officeooo:paragraph-rsid="003d3e75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line-height="100%"/>
      <style:text-properties fo:font-size="12pt" fo:font-weight="normal" officeooo:rsid="003de24f" officeooo:paragraph-rsid="003de24f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line-height="100%"/>
      <style:text-properties fo:font-size="12pt" fo:font-weight="normal" officeooo:rsid="003f1759" officeooo:paragraph-rsid="003f1759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line-height="100%"/>
      <style:text-properties fo:font-size="12pt" fo:font-weight="normal" officeooo:rsid="0040a2d5" officeooo:paragraph-rsid="0040a2d5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line-height="100%"/>
      <style:text-properties fo:font-size="12pt" fo:font-weight="normal" officeooo:rsid="004297cf" officeooo:paragraph-rsid="004297cf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line-height="100%"/>
      <style:text-properties fo:font-size="12pt" fo:font-weight="normal" officeooo:rsid="0043bbd4" officeooo:paragraph-rsid="0043bbd4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line-height="100%"/>
      <style:text-properties fo:font-size="12pt" fo:font-weight="normal" officeooo:rsid="004551b0" officeooo:paragraph-rsid="004551b0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line-height="100%"/>
      <style:text-properties fo:font-size="12pt" fo:font-weight="normal" officeooo:rsid="0046e5a2" officeooo:paragraph-rsid="0046e5a2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line-height="100%"/>
      <style:text-properties fo:font-size="12pt" fo:font-weight="normal" officeooo:rsid="0047423b" officeooo:paragraph-rsid="0047423b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line-height="100%"/>
      <style:text-properties fo:font-size="12pt" fo:font-weight="normal" officeooo:rsid="004854ed" officeooo:paragraph-rsid="004854ed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line-height="100%"/>
      <style:text-properties fo:font-size="12pt" fo:font-weight="normal" officeooo:rsid="0049889e" officeooo:paragraph-rsid="0049889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line-height="100%"/>
      <style:text-properties fo:font-size="12pt" fo:font-weight="normal" officeooo:rsid="004c9156" officeooo:paragraph-rsid="004c9156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line-height="100%"/>
      <style:text-properties fo:font-size="12pt" fo:font-weight="normal" officeooo:rsid="004cd47b" officeooo:paragraph-rsid="004cd47b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line-height="100%"/>
      <style:text-properties fo:font-size="12pt" fo:font-weight="normal" officeooo:rsid="004ed1c5" officeooo:paragraph-rsid="004ed1c5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line-height="100%"/>
      <style:text-properties fo:font-size="12pt" fo:font-weight="normal" officeooo:rsid="004f3976" officeooo:paragraph-rsid="004f3976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line-height="100%"/>
      <style:text-properties fo:font-size="12pt" fo:font-weight="normal" officeooo:rsid="0050e2e7" officeooo:paragraph-rsid="0050e2e7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line-height="100%"/>
      <style:text-properties fo:font-size="12pt" fo:font-weight="normal" officeooo:rsid="0054fc88" officeooo:paragraph-rsid="0054fc8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line-height="100%"/>
      <style:text-properties fo:font-size="12pt" fo:font-weight="normal" officeooo:rsid="00568671" officeooo:paragraph-rsid="0056867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line-height="100%"/>
      <style:text-properties fo:font-size="12pt" fo:font-weight="normal" officeooo:rsid="0058ea6f" officeooo:paragraph-rsid="0058ea6f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line-height="100%"/>
      <style:text-properties fo:font-size="12pt" fo:font-weight="normal" officeooo:rsid="005a3219" officeooo:paragraph-rsid="005a321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line-height="100%"/>
      <style:text-properties fo:font-size="12pt" fo:font-weight="normal" officeooo:rsid="005b7369" officeooo:paragraph-rsid="005b7369" style:font-size-asian="10.5pt" style:font-weight-asian="normal" style:font-size-complex="12pt" style:font-weight-complex="normal"/>
    </style:style>
    <style:style style:name="P108" style:family="paragraph" style:parent-style-name="Standard" style:list-style-name="L1">
      <style:text-properties officeooo:paragraph-rsid="00162253"/>
    </style:style>
    <style:style style:name="P109" style:family="paragraph" style:parent-style-name="Standard" style:list-style-name="L1">
      <style:text-properties officeooo:rsid="00162253" officeooo:paragraph-rsid="00162253"/>
    </style:style>
    <style:style style:name="P110" style:family="paragraph" style:parent-style-name="Standard" style:list-style-name="L1">
      <style:text-properties fo:font-size="12pt" officeooo:rsid="001714b7" officeooo:paragraph-rsid="001714b7" style:font-size-asian="10.5pt" style:font-size-complex="12pt"/>
    </style:style>
    <style:style style:name="P111" style:family="paragraph" style:parent-style-name="Standard" style:list-style-name="L2">
      <style:text-properties fo:font-size="12pt" officeooo:rsid="001714b7" officeooo:paragraph-rsid="001714b7" style:font-size-asian="10.5pt" style:font-size-complex="12pt"/>
    </style:style>
    <style:style style:name="P112" style:family="paragraph" style:parent-style-name="Standard" style:list-style-name="L2">
      <style:text-properties fo:font-size="12pt" officeooo:rsid="00162253" officeooo:paragraph-rsid="00162253" style:font-size-asian="10.5pt" style:font-size-complex="12pt"/>
    </style:style>
    <style:style style:name="P113" style:family="paragraph" style:parent-style-name="Standard" style:list-style-name="L3">
      <style:text-properties fo:font-size="12pt" officeooo:rsid="00189cd8" officeooo:paragraph-rsid="00189cd8" style:font-size-asian="10.5pt" style:font-size-complex="12pt"/>
    </style:style>
    <style:style style:name="P114" style:family="paragraph" style:parent-style-name="Standard" style:list-style-name="L4">
      <style:text-properties fo:font-size="12pt" officeooo:rsid="0018acbe" officeooo:paragraph-rsid="0018acbe" style:font-size-asian="10.5pt" style:font-size-complex="12pt"/>
    </style:style>
    <style:style style:name="P115" style:family="paragraph" style:parent-style-name="Standard" style:list-style-name="L5">
      <style:text-properties fo:font-size="12pt" officeooo:rsid="0018acbe" officeooo:paragraph-rsid="0018acbe" style:font-size-asian="10.5pt" style:font-size-complex="12pt"/>
    </style:style>
    <style:style style:name="P116" style:family="paragraph" style:parent-style-name="Standard" style:list-style-name="L6">
      <style:text-properties fo:font-size="12pt" officeooo:rsid="00199daa" officeooo:paragraph-rsid="00199daa" style:font-size-asian="10.5pt" style:font-size-complex="12pt"/>
    </style:style>
    <style:style style:name="P117" style:family="paragraph" style:parent-style-name="Standard" style:list-style-name="L7">
      <style:paragraph-properties fo:line-height="100%"/>
      <style:text-properties fo:font-size="12pt" officeooo:rsid="0019c17d" officeooo:paragraph-rsid="0019c17d" style:font-size-asian="10.5pt" style:font-size-complex="12pt"/>
    </style:style>
    <style:style style:name="P118" style:family="paragraph" style:parent-style-name="Standard" style:list-style-name="L8">
      <style:paragraph-properties fo:line-height="100%"/>
      <style:text-properties fo:font-size="12pt" officeooo:rsid="001a3eb8" officeooo:paragraph-rsid="001a3eb8" style:font-size-asian="10.5pt" style:font-size-complex="12pt"/>
    </style:style>
    <style:style style:name="P119" style:family="paragraph" style:parent-style-name="Standard" style:list-style-name="L9">
      <style:paragraph-properties fo:line-height="100%"/>
      <style:text-properties fo:font-size="12pt" officeooo:rsid="001a3eb8" officeooo:paragraph-rsid="001a3eb8" style:font-size-asian="10.5pt" style:font-size-complex="12pt"/>
    </style:style>
    <style:style style:name="P120" style:family="paragraph" style:parent-style-name="Standard" style:list-style-name="L10">
      <style:paragraph-properties fo:line-height="100%"/>
      <style:text-properties fo:font-size="12pt" officeooo:rsid="001beeeb" officeooo:paragraph-rsid="001beeeb" style:font-size-asian="10.5pt" style:font-size-complex="12pt"/>
    </style:style>
    <style:style style:name="P121" style:family="paragraph" style:parent-style-name="Standard" style:list-style-name="L11">
      <style:paragraph-properties fo:line-height="100%"/>
      <style:text-properties fo:font-size="12pt" officeooo:rsid="001beeeb" officeooo:paragraph-rsid="001beeeb" style:font-size-asian="10.5pt" style:font-size-complex="12pt"/>
    </style:style>
    <style:style style:name="P122" style:family="paragraph" style:parent-style-name="Standard" style:list-style-name="L12">
      <style:paragraph-properties fo:line-height="100%"/>
      <style:text-properties fo:font-size="12pt" officeooo:rsid="001d8f54" officeooo:paragraph-rsid="001d8f54" style:font-size-asian="10.5pt" style:font-size-complex="12pt"/>
    </style:style>
    <style:style style:name="P123" style:family="paragraph" style:parent-style-name="Standard" style:list-style-name="L13">
      <style:paragraph-properties fo:line-height="100%"/>
      <style:text-properties fo:font-size="12pt" officeooo:rsid="001fcbb1" officeooo:paragraph-rsid="001fcbb1" style:font-size-asian="10.5pt" style:font-size-complex="12pt"/>
    </style:style>
    <style:style style:name="P124" style:family="paragraph" style:parent-style-name="Standard" style:list-style-name="L14">
      <style:paragraph-properties fo:line-height="100%"/>
      <style:text-properties fo:font-size="12pt" officeooo:rsid="0021b86f" officeooo:paragraph-rsid="0021b86f" style:font-size-asian="10.5pt" style:font-size-complex="12pt"/>
    </style:style>
    <style:style style:name="P125" style:family="paragraph" style:parent-style-name="Standard" style:list-style-name="L15">
      <style:paragraph-properties fo:line-height="100%"/>
      <style:text-properties fo:font-size="12pt" officeooo:rsid="0022ce5f" officeooo:paragraph-rsid="0022ce5f" style:font-size-asian="10.5pt" style:font-size-complex="12pt"/>
    </style:style>
    <style:style style:name="P126" style:family="paragraph" style:parent-style-name="Standard" style:list-style-name="L16">
      <style:paragraph-properties fo:line-height="100%"/>
      <style:text-properties fo:font-size="12pt" officeooo:rsid="0022ce5f" officeooo:paragraph-rsid="0022ce5f" style:font-size-asian="10.5pt" style:font-size-complex="12pt"/>
    </style:style>
    <style:style style:name="P127" style:family="paragraph" style:parent-style-name="Standard" style:list-style-name="L17">
      <style:paragraph-properties fo:line-height="100%"/>
      <style:text-properties fo:font-size="12pt" officeooo:rsid="00230f91" officeooo:paragraph-rsid="00230f91" style:font-size-asian="10.5pt" style:font-size-complex="12pt"/>
    </style:style>
    <style:style style:name="P128" style:family="paragraph" style:parent-style-name="Standard" style:list-style-name="L18">
      <style:paragraph-properties fo:line-height="100%"/>
      <style:text-properties fo:font-size="12pt" officeooo:rsid="002390fa" officeooo:paragraph-rsid="002390fa" style:font-size-asian="10.5pt" style:font-size-complex="12pt"/>
    </style:style>
    <style:style style:name="P129" style:family="paragraph" style:parent-style-name="Standard" style:list-style-name="L19">
      <style:paragraph-properties fo:line-height="100%"/>
      <style:text-properties fo:font-size="12pt" officeooo:rsid="0023a5c3" officeooo:paragraph-rsid="0023a5c3" style:font-size-asian="10.5pt" style:font-size-complex="12pt"/>
    </style:style>
    <style:style style:name="P130" style:family="paragraph" style:parent-style-name="Standard" style:list-style-name="L20">
      <style:paragraph-properties fo:line-height="100%"/>
      <style:text-properties fo:font-size="12pt" officeooo:rsid="0023a5c3" officeooo:paragraph-rsid="0023a5c3" style:font-size-asian="10.5pt" style:font-size-complex="12pt"/>
    </style:style>
    <style:style style:name="P131" style:family="paragraph" style:parent-style-name="Standard" style:list-style-name="L21">
      <style:paragraph-properties fo:line-height="100%"/>
      <style:text-properties fo:font-size="12pt" officeooo:rsid="00248179" officeooo:paragraph-rsid="00248179" style:font-size-asian="10.5pt" style:font-size-complex="12pt"/>
    </style:style>
    <style:style style:name="P132" style:family="paragraph" style:parent-style-name="Standard" style:list-style-name="L22">
      <style:paragraph-properties fo:line-height="100%"/>
      <style:text-properties fo:font-size="12pt" officeooo:rsid="00248179" officeooo:paragraph-rsid="00248179" style:font-size-asian="10.5pt" style:font-size-complex="12pt"/>
    </style:style>
    <style:style style:name="P133" style:family="paragraph" style:parent-style-name="Standard" style:list-style-name="L23">
      <style:paragraph-properties fo:line-height="100%"/>
      <style:text-properties fo:font-size="12pt" officeooo:rsid="002537b2" officeooo:paragraph-rsid="002537b2" style:font-size-asian="10.5pt" style:font-size-complex="12pt"/>
    </style:style>
    <style:style style:name="P134" style:family="paragraph" style:parent-style-name="Standard" style:list-style-name="L24">
      <style:paragraph-properties fo:line-height="100%"/>
      <style:text-properties fo:font-size="12pt" officeooo:rsid="002537b2" officeooo:paragraph-rsid="002537b2" style:font-size-asian="10.5pt" style:font-size-complex="12pt"/>
    </style:style>
    <style:style style:name="P135" style:family="paragraph" style:parent-style-name="Standard" style:list-style-name="L25">
      <style:paragraph-properties fo:line-height="100%"/>
      <style:text-properties fo:font-size="12pt" officeooo:rsid="0026c00c" officeooo:paragraph-rsid="0026c00c" style:font-size-asian="10.5pt" style:font-size-complex="12pt"/>
    </style:style>
    <style:style style:name="P136" style:family="paragraph" style:parent-style-name="Standard" style:list-style-name="L8">
      <style:paragraph-properties fo:line-height="100%"/>
      <style:text-properties fo:font-size="12pt" fo:font-weight="normal" officeooo:rsid="001a3eb8" officeooo:paragraph-rsid="001a3eb8" style:font-size-asian="10.5pt" style:font-weight-asian="normal" style:font-size-complex="12pt" style:font-weight-complex="normal"/>
    </style:style>
    <style:style style:name="P137" style:family="paragraph" style:parent-style-name="Standard" style:list-style-name="L9">
      <style:paragraph-properties fo:line-height="100%"/>
      <style:text-properties fo:font-size="12pt" fo:font-weight="normal" officeooo:rsid="001a3eb8" officeooo:paragraph-rsid="001a3eb8" style:font-size-asian="10.5pt" style:font-weight-asian="normal" style:font-size-complex="12pt" style:font-weight-complex="normal"/>
    </style:style>
    <style:style style:name="P138" style:family="paragraph" style:parent-style-name="Standard" style:list-style-name="L10">
      <style:paragraph-properties fo:line-height="100%"/>
      <style:text-properties fo:font-size="12pt" fo:font-weight="normal" officeooo:rsid="001beeeb" officeooo:paragraph-rsid="001beeeb" style:font-size-asian="10.5pt" style:font-weight-asian="normal" style:font-size-complex="12pt" style:font-weight-complex="normal"/>
    </style:style>
    <style:style style:name="P139" style:family="paragraph" style:parent-style-name="Standard" style:list-style-name="L11">
      <style:paragraph-properties fo:line-height="100%"/>
      <style:text-properties fo:font-size="12pt" fo:font-weight="normal" officeooo:rsid="001beeeb" officeooo:paragraph-rsid="001beeeb" style:font-size-asian="10.5pt" style:font-weight-asian="normal" style:font-size-complex="12pt" style:font-weight-complex="normal"/>
    </style:style>
    <style:style style:name="P140" style:family="paragraph" style:parent-style-name="Standard" style:list-style-name="L13">
      <style:paragraph-properties fo:line-height="100%"/>
      <style:text-properties fo:font-size="12pt" fo:font-weight="normal" officeooo:rsid="001fcbb1" officeooo:paragraph-rsid="001fcbb1" style:font-size-asian="10.5pt" style:font-weight-asian="normal" style:font-size-complex="12pt" style:font-weight-complex="normal"/>
    </style:style>
    <style:style style:name="P141" style:family="paragraph" style:parent-style-name="Standard" style:list-style-name="L14">
      <style:paragraph-properties fo:line-height="100%"/>
      <style:text-properties fo:font-size="12pt" fo:font-weight="normal" officeooo:rsid="0021b86f" officeooo:paragraph-rsid="0021b86f" style:font-size-asian="10.5pt" style:font-weight-asian="normal" style:font-size-complex="12pt" style:font-weight-complex="normal"/>
    </style:style>
    <style:style style:name="P142" style:family="paragraph" style:parent-style-name="Standard" style:list-style-name="L15">
      <style:paragraph-properties fo:line-height="100%"/>
      <style:text-properties fo:font-size="12pt" fo:font-weight="normal" officeooo:rsid="0022ce5f" officeooo:paragraph-rsid="0022ce5f" style:font-size-asian="10.5pt" style:font-weight-asian="normal" style:font-size-complex="12pt" style:font-weight-complex="normal"/>
    </style:style>
    <style:style style:name="P143" style:family="paragraph" style:parent-style-name="Standard" style:list-style-name="L16">
      <style:paragraph-properties fo:line-height="100%"/>
      <style:text-properties fo:font-size="12pt" fo:font-weight="normal" officeooo:rsid="0022ce5f" officeooo:paragraph-rsid="0022ce5f" style:font-size-asian="10.5pt" style:font-weight-asian="normal" style:font-size-complex="12pt" style:font-weight-complex="normal"/>
    </style:style>
    <style:style style:name="P144" style:family="paragraph" style:parent-style-name="Standard" style:list-style-name="L15">
      <style:paragraph-properties fo:line-height="100%"/>
      <style:text-properties fo:font-size="12pt" fo:font-weight="normal" officeooo:rsid="002390fa" officeooo:paragraph-rsid="002390fa" style:font-size-asian="10.5pt" style:font-weight-asian="normal" style:font-size-complex="12pt" style:font-weight-complex="normal"/>
    </style:style>
    <style:style style:name="P145" style:family="paragraph" style:parent-style-name="Standard" style:list-style-name="L18">
      <style:paragraph-properties fo:line-height="100%"/>
      <style:text-properties fo:font-size="12pt" fo:font-weight="normal" officeooo:rsid="002390fa" officeooo:paragraph-rsid="002390fa" style:font-size-asian="10.5pt" style:font-weight-asian="normal" style:font-size-complex="12pt" style:font-weight-complex="normal"/>
    </style:style>
    <style:style style:name="P146" style:family="paragraph" style:parent-style-name="Standard" style:list-style-name="L17">
      <style:paragraph-properties fo:line-height="100%"/>
      <style:text-properties fo:font-size="12pt" fo:font-weight="normal" officeooo:rsid="00230f91" officeooo:paragraph-rsid="00230f91" style:font-size-asian="10.5pt" style:font-weight-asian="normal" style:font-size-complex="12pt" style:font-weight-complex="normal"/>
    </style:style>
    <style:style style:name="P147" style:family="paragraph" style:parent-style-name="Standard" style:list-style-name="L19">
      <style:paragraph-properties fo:line-height="100%"/>
      <style:text-properties fo:font-size="12pt" fo:font-weight="normal" officeooo:rsid="0023a5c3" officeooo:paragraph-rsid="0023a5c3" style:font-size-asian="10.5pt" style:font-weight-asian="normal" style:font-size-complex="12pt" style:font-weight-complex="normal"/>
    </style:style>
    <style:style style:name="P148" style:family="paragraph" style:parent-style-name="Standard" style:list-style-name="L20">
      <style:paragraph-properties fo:line-height="100%"/>
      <style:text-properties fo:font-size="12pt" fo:font-weight="normal" officeooo:rsid="0023a5c3" officeooo:paragraph-rsid="0023a5c3" style:font-size-asian="10.5pt" style:font-weight-asian="normal" style:font-size-complex="12pt" style:font-weight-complex="normal"/>
    </style:style>
    <style:style style:name="P149" style:family="paragraph" style:parent-style-name="Standard" style:list-style-name="L21">
      <style:paragraph-properties fo:line-height="100%"/>
      <style:text-properties fo:font-size="12pt" fo:font-weight="normal" officeooo:rsid="00248179" officeooo:paragraph-rsid="00248179" style:font-size-asian="10.5pt" style:font-weight-asian="normal" style:font-size-complex="12pt" style:font-weight-complex="normal"/>
    </style:style>
    <style:style style:name="P150" style:family="paragraph" style:parent-style-name="Standard" style:list-style-name="L22">
      <style:paragraph-properties fo:line-height="100%"/>
      <style:text-properties fo:font-size="12pt" fo:font-weight="normal" officeooo:rsid="00248179" officeooo:paragraph-rsid="00248179" style:font-size-asian="10.5pt" style:font-weight-asian="normal" style:font-size-complex="12pt" style:font-weight-complex="normal"/>
    </style:style>
    <style:style style:name="P151" style:family="paragraph" style:parent-style-name="Standard" style:list-style-name="L23">
      <style:paragraph-properties fo:line-height="100%"/>
      <style:text-properties fo:font-size="12pt" fo:font-weight="normal" officeooo:rsid="002537b2" officeooo:paragraph-rsid="002537b2" style:font-size-asian="10.5pt" style:font-weight-asian="normal" style:font-size-complex="12pt" style:font-weight-complex="normal"/>
    </style:style>
    <style:style style:name="P152" style:family="paragraph" style:parent-style-name="Standard" style:list-style-name="L24">
      <style:paragraph-properties fo:line-height="100%"/>
      <style:text-properties fo:font-size="12pt" fo:font-weight="normal" officeooo:rsid="002537b2" officeooo:paragraph-rsid="002537b2" style:font-size-asian="10.5pt" style:font-weight-asian="normal" style:font-size-complex="12pt" style:font-weight-complex="normal"/>
    </style:style>
    <style:style style:name="P153" style:family="paragraph" style:parent-style-name="Standard" style:list-style-name="L25">
      <style:paragraph-properties fo:line-height="100%"/>
      <style:text-properties fo:font-size="12pt" fo:font-weight="normal" officeooo:rsid="0026c00c" officeooo:paragraph-rsid="0026c00c" style:font-size-asian="10.5pt" style:font-weight-asian="normal" style:font-size-complex="12pt" style:font-weight-complex="normal"/>
    </style:style>
    <style:style style:name="P154" style:family="paragraph" style:parent-style-name="Standard" style:list-style-name="L26">
      <style:paragraph-properties fo:line-height="100%"/>
      <style:text-properties fo:font-size="12pt" fo:font-weight="normal" officeooo:rsid="0028b70a" officeooo:paragraph-rsid="0028b70a" style:font-size-asian="10.5pt" style:font-weight-asian="normal" style:font-size-complex="12pt" style:font-weight-complex="normal"/>
    </style:style>
    <style:style style:name="P155" style:family="paragraph" style:parent-style-name="Standard" style:list-style-name="L27">
      <style:paragraph-properties fo:line-height="100%"/>
      <style:text-properties fo:font-size="12pt" fo:font-weight="normal" officeooo:rsid="0028b70a" officeooo:paragraph-rsid="0028b70a" style:font-size-asian="10.5pt" style:font-weight-asian="normal" style:font-size-complex="12pt" style:font-weight-complex="normal"/>
    </style:style>
    <style:style style:name="P156" style:family="paragraph" style:parent-style-name="Standard" style:list-style-name="L28">
      <style:paragraph-properties fo:line-height="100%"/>
      <style:text-properties fo:font-size="12pt" fo:font-weight="normal" officeooo:rsid="0028eb9a" officeooo:paragraph-rsid="0028eb9a" style:font-size-asian="10.5pt" style:font-weight-asian="normal" style:font-size-complex="12pt" style:font-weight-complex="normal"/>
    </style:style>
    <style:style style:name="P157" style:family="paragraph" style:parent-style-name="Standard" style:list-style-name="L29">
      <style:paragraph-properties fo:line-height="100%"/>
      <style:text-properties fo:font-size="12pt" fo:font-weight="normal" officeooo:rsid="002969ee" officeooo:paragraph-rsid="002969ee" style:font-size-asian="10.5pt" style:font-weight-asian="normal" style:font-size-complex="12pt" style:font-weight-complex="normal"/>
    </style:style>
    <style:style style:name="P158" style:family="paragraph" style:parent-style-name="Standard" style:list-style-name="L30">
      <style:paragraph-properties fo:line-height="100%"/>
      <style:text-properties fo:font-size="12pt" fo:font-weight="normal" officeooo:rsid="002b4611" officeooo:paragraph-rsid="002b4611" style:font-size-asian="10.5pt" style:font-weight-asian="normal" style:font-size-complex="12pt" style:font-weight-complex="normal"/>
    </style:style>
    <style:style style:name="P159" style:family="paragraph" style:parent-style-name="Standard" style:list-style-name="L31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160" style:family="paragraph" style:parent-style-name="Standard" style:list-style-name="L32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161" style:family="paragraph" style:parent-style-name="Standard" style:list-style-name="L33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162" style:family="paragraph" style:parent-style-name="Standard" style:list-style-name="L33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163" style:family="paragraph" style:parent-style-name="Standard" style:list-style-name="L34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164" style:family="paragraph" style:parent-style-name="Standard" style:list-style-name="L35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165" style:family="paragraph" style:parent-style-name="Standard" style:list-style-name="L36">
      <style:paragraph-properties fo:line-height="100%"/>
      <style:text-properties fo:font-size="12pt" fo:font-weight="normal" officeooo:rsid="002ef36d" officeooo:paragraph-rsid="002ef36d" style:font-size-asian="10.5pt" style:font-weight-asian="normal" style:font-size-complex="12pt" style:font-weight-complex="normal"/>
    </style:style>
    <style:style style:name="P166" style:family="paragraph" style:parent-style-name="Standard" style:list-style-name="L37">
      <style:paragraph-properties fo:line-height="100%"/>
      <style:text-properties fo:font-size="12pt" fo:font-weight="normal" officeooo:rsid="002ef36d" officeooo:paragraph-rsid="002ef36d" style:font-size-asian="10.5pt" style:font-weight-asian="normal" style:font-size-complex="12pt" style:font-weight-complex="normal"/>
    </style:style>
    <style:style style:name="P167" style:family="paragraph" style:parent-style-name="Standard" style:list-style-name="L38">
      <style:paragraph-properties fo:line-height="100%"/>
      <style:text-properties fo:font-size="12pt" fo:font-weight="normal" officeooo:rsid="0030666a" officeooo:paragraph-rsid="0030666a" style:font-size-asian="10.5pt" style:font-weight-asian="normal" style:font-size-complex="12pt" style:font-weight-complex="normal"/>
    </style:style>
    <style:style style:name="P168" style:family="paragraph" style:parent-style-name="Standard" style:list-style-name="L39">
      <style:paragraph-properties fo:line-height="100%"/>
      <style:text-properties fo:font-size="12pt" fo:font-weight="normal" officeooo:rsid="0030666a" officeooo:paragraph-rsid="0030666a" style:font-size-asian="10.5pt" style:font-weight-asian="normal" style:font-size-complex="12pt" style:font-weight-complex="normal"/>
    </style:style>
    <style:style style:name="P169" style:family="paragraph" style:parent-style-name="Standard" style:list-style-name="L40">
      <style:paragraph-properties fo:line-height="100%"/>
      <style:text-properties fo:font-size="12pt" fo:font-weight="normal" officeooo:rsid="0033adc2" officeooo:paragraph-rsid="0033adc2" style:font-size-asian="10.5pt" style:font-weight-asian="normal" style:font-size-complex="12pt" style:font-weight-complex="normal"/>
    </style:style>
    <style:style style:name="P170" style:family="paragraph" style:parent-style-name="Standard" style:list-style-name="L41">
      <style:paragraph-properties fo:line-height="100%"/>
      <style:text-properties fo:font-size="12pt" fo:font-weight="normal" officeooo:rsid="0033adc2" officeooo:paragraph-rsid="0033adc2" style:font-size-asian="10.5pt" style:font-weight-asian="normal" style:font-size-complex="12pt" style:font-weight-complex="normal"/>
    </style:style>
    <style:style style:name="P171" style:family="paragraph" style:parent-style-name="Standard" style:list-style-name="L42">
      <style:paragraph-properties fo:line-height="100%"/>
      <style:text-properties fo:font-size="12pt" fo:font-weight="normal" officeooo:rsid="003572dc" officeooo:paragraph-rsid="003572dc" style:font-size-asian="10.5pt" style:font-weight-asian="normal" style:font-size-complex="12pt" style:font-weight-complex="normal"/>
    </style:style>
    <style:style style:name="P172" style:family="paragraph" style:parent-style-name="Standard" style:list-style-name="L43">
      <style:paragraph-properties fo:line-height="100%"/>
      <style:text-properties fo:font-size="12pt" fo:font-weight="normal" officeooo:rsid="003572dc" officeooo:paragraph-rsid="003572dc" style:font-size-asian="10.5pt" style:font-weight-asian="normal" style:font-size-complex="12pt" style:font-weight-complex="normal"/>
    </style:style>
    <style:style style:name="P173" style:family="paragraph" style:parent-style-name="Standard" style:list-style-name="L44">
      <style:paragraph-properties fo:line-height="100%"/>
      <style:text-properties fo:font-size="12pt" fo:font-weight="normal" officeooo:rsid="003572dc" officeooo:paragraph-rsid="003572dc" style:font-size-asian="10.5pt" style:font-weight-asian="normal" style:font-size-complex="12pt" style:font-weight-complex="normal"/>
    </style:style>
    <style:style style:name="P174" style:family="paragraph" style:parent-style-name="Standard" style:list-style-name="L45">
      <style:paragraph-properties fo:line-height="100%"/>
      <style:text-properties fo:font-size="12pt" fo:font-weight="normal" officeooo:rsid="003738e3" officeooo:paragraph-rsid="003738e3" style:font-size-asian="10.5pt" style:font-weight-asian="normal" style:font-size-complex="12pt" style:font-weight-complex="normal"/>
    </style:style>
    <style:style style:name="P175" style:family="paragraph" style:parent-style-name="Standard" style:list-style-name="L46">
      <style:paragraph-properties fo:line-height="100%"/>
      <style:text-properties fo:font-size="12pt" fo:font-weight="normal" officeooo:rsid="003738e3" officeooo:paragraph-rsid="003738e3" style:font-size-asian="10.5pt" style:font-weight-asian="normal" style:font-size-complex="12pt" style:font-weight-complex="normal"/>
    </style:style>
    <style:style style:name="P176" style:family="paragraph" style:parent-style-name="Standard" style:list-style-name="L47">
      <style:paragraph-properties fo:line-height="100%"/>
      <style:text-properties fo:font-size="12pt" fo:font-weight="normal" officeooo:rsid="003a2c35" officeooo:paragraph-rsid="003a2c35" style:font-size-asian="10.5pt" style:font-weight-asian="normal" style:font-size-complex="12pt" style:font-weight-complex="normal"/>
    </style:style>
    <style:style style:name="P177" style:family="paragraph" style:parent-style-name="Standard" style:list-style-name="L48">
      <style:paragraph-properties fo:line-height="100%"/>
      <style:text-properties fo:font-size="12pt" fo:font-weight="normal" officeooo:rsid="003a2c35" officeooo:paragraph-rsid="003a2c35" style:font-size-asian="10.5pt" style:font-weight-asian="normal" style:font-size-complex="12pt" style:font-weight-complex="normal"/>
    </style:style>
    <style:style style:name="P178" style:family="paragraph" style:parent-style-name="Standard" style:list-style-name="L49">
      <style:paragraph-properties fo:line-height="100%"/>
      <style:text-properties fo:font-size="12pt" fo:font-weight="normal" officeooo:rsid="003b070b" officeooo:paragraph-rsid="003b070b" style:font-size-asian="10.5pt" style:font-weight-asian="normal" style:font-size-complex="12pt" style:font-weight-complex="normal"/>
    </style:style>
    <style:style style:name="P179" style:family="paragraph" style:parent-style-name="Standard" style:list-style-name="L50">
      <style:paragraph-properties fo:line-height="100%"/>
      <style:text-properties fo:font-size="12pt" fo:font-weight="normal" officeooo:rsid="003b5413" officeooo:paragraph-rsid="003b5413" style:font-size-asian="10.5pt" style:font-weight-asian="normal" style:font-size-complex="12pt" style:font-weight-complex="normal"/>
    </style:style>
    <style:style style:name="P180" style:family="paragraph" style:parent-style-name="Standard" style:list-style-name="L51">
      <style:paragraph-properties fo:line-height="100%"/>
      <style:text-properties fo:font-size="12pt" fo:font-weight="normal" officeooo:rsid="003b5413" officeooo:paragraph-rsid="003b5413" style:font-size-asian="10.5pt" style:font-weight-asian="normal" style:font-size-complex="12pt" style:font-weight-complex="normal"/>
    </style:style>
    <style:style style:name="P181" style:family="paragraph" style:parent-style-name="Standard" style:list-style-name="L52">
      <style:paragraph-properties fo:line-height="100%"/>
      <style:text-properties fo:font-size="12pt" fo:font-weight="normal" officeooo:rsid="003d3e75" officeooo:paragraph-rsid="003d3e75" style:font-size-asian="10.5pt" style:font-weight-asian="normal" style:font-size-complex="12pt" style:font-weight-complex="normal"/>
    </style:style>
    <style:style style:name="P182" style:family="paragraph" style:parent-style-name="Standard" style:list-style-name="L53">
      <style:paragraph-properties fo:line-height="100%"/>
      <style:text-properties fo:font-size="12pt" fo:font-weight="normal" officeooo:rsid="003de24f" officeooo:paragraph-rsid="003de24f" style:font-size-asian="10.5pt" style:font-weight-asian="normal" style:font-size-complex="12pt" style:font-weight-complex="normal"/>
    </style:style>
    <style:style style:name="P183" style:family="paragraph" style:parent-style-name="Standard" style:list-style-name="L54">
      <style:paragraph-properties fo:line-height="100%"/>
      <style:text-properties fo:font-size="12pt" fo:font-weight="normal" officeooo:rsid="003f1759" officeooo:paragraph-rsid="003f1759" style:font-size-asian="10.5pt" style:font-weight-asian="normal" style:font-size-complex="12pt" style:font-weight-complex="normal"/>
    </style:style>
    <style:style style:name="P184" style:family="paragraph" style:parent-style-name="Standard" style:list-style-name="L55">
      <style:paragraph-properties fo:line-height="100%"/>
      <style:text-properties fo:font-size="12pt" fo:font-weight="normal" officeooo:rsid="0040a2d5" officeooo:paragraph-rsid="0040a2d5" style:font-size-asian="10.5pt" style:font-weight-asian="normal" style:font-size-complex="12pt" style:font-weight-complex="normal"/>
    </style:style>
    <style:style style:name="P185" style:family="paragraph" style:parent-style-name="Standard" style:list-style-name="L56">
      <style:paragraph-properties fo:line-height="100%"/>
      <style:text-properties fo:font-size="12pt" fo:font-weight="normal" officeooo:rsid="0040a2d5" officeooo:paragraph-rsid="0040a2d5" style:font-size-asian="10.5pt" style:font-weight-asian="normal" style:font-size-complex="12pt" style:font-weight-complex="normal"/>
    </style:style>
    <style:style style:name="P186" style:family="paragraph" style:parent-style-name="Standard" style:list-style-name="L57">
      <style:paragraph-properties fo:line-height="100%"/>
      <style:text-properties fo:font-size="12pt" fo:font-weight="normal" officeooo:rsid="0040a2d5" officeooo:paragraph-rsid="0040a2d5" style:font-size-asian="10.5pt" style:font-weight-asian="normal" style:font-size-complex="12pt" style:font-weight-complex="normal"/>
    </style:style>
    <style:style style:name="P187" style:family="paragraph" style:parent-style-name="Standard" style:list-style-name="L58">
      <style:paragraph-properties fo:line-height="100%"/>
      <style:text-properties fo:font-size="12pt" fo:font-weight="normal" officeooo:rsid="004297cf" officeooo:paragraph-rsid="004297cf" style:font-size-asian="10.5pt" style:font-weight-asian="normal" style:font-size-complex="12pt" style:font-weight-complex="normal"/>
    </style:style>
    <style:style style:name="P188" style:family="paragraph" style:parent-style-name="Standard" style:list-style-name="L59">
      <style:paragraph-properties fo:line-height="100%"/>
      <style:text-properties fo:font-size="12pt" fo:font-weight="normal" officeooo:rsid="004297cf" officeooo:paragraph-rsid="004297cf" style:font-size-asian="10.5pt" style:font-weight-asian="normal" style:font-size-complex="12pt" style:font-weight-complex="normal"/>
    </style:style>
    <style:style style:name="P189" style:family="paragraph" style:parent-style-name="Standard" style:list-style-name="L60">
      <style:paragraph-properties fo:line-height="100%"/>
      <style:text-properties fo:font-size="12pt" fo:font-weight="normal" officeooo:rsid="0043bbd4" officeooo:paragraph-rsid="0043bbd4" style:font-size-asian="10.5pt" style:font-weight-asian="normal" style:font-size-complex="12pt" style:font-weight-complex="normal"/>
    </style:style>
    <style:style style:name="P190" style:family="paragraph" style:parent-style-name="Standard" style:list-style-name="L61">
      <style:paragraph-properties fo:line-height="100%"/>
      <style:text-properties fo:font-size="12pt" fo:font-weight="normal" officeooo:rsid="004551b0" officeooo:paragraph-rsid="004551b0" style:font-size-asian="10.5pt" style:font-weight-asian="normal" style:font-size-complex="12pt" style:font-weight-complex="normal"/>
    </style:style>
    <style:style style:name="P191" style:family="paragraph" style:parent-style-name="Standard" style:list-style-name="L62">
      <style:paragraph-properties fo:line-height="100%"/>
      <style:text-properties fo:font-size="12pt" fo:font-weight="normal" officeooo:rsid="0046e5a2" officeooo:paragraph-rsid="0046e5a2" style:font-size-asian="10.5pt" style:font-weight-asian="normal" style:font-size-complex="12pt" style:font-weight-complex="normal"/>
    </style:style>
    <style:style style:name="P192" style:family="paragraph" style:parent-style-name="Standard" style:list-style-name="L63">
      <style:paragraph-properties fo:line-height="100%"/>
      <style:text-properties fo:font-size="12pt" fo:font-weight="normal" officeooo:rsid="0046e5a2" officeooo:paragraph-rsid="0046e5a2" style:font-size-asian="10.5pt" style:font-weight-asian="normal" style:font-size-complex="12pt" style:font-weight-complex="normal"/>
    </style:style>
    <style:style style:name="P193" style:family="paragraph" style:parent-style-name="Standard" style:list-style-name="L64">
      <style:paragraph-properties fo:line-height="100%"/>
      <style:text-properties fo:font-size="12pt" fo:font-weight="normal" officeooo:rsid="0047423b" officeooo:paragraph-rsid="0047423b" style:font-size-asian="10.5pt" style:font-weight-asian="normal" style:font-size-complex="12pt" style:font-weight-complex="normal"/>
    </style:style>
    <style:style style:name="P194" style:family="paragraph" style:parent-style-name="Standard" style:list-style-name="L65">
      <style:paragraph-properties fo:line-height="100%"/>
      <style:text-properties fo:font-size="12pt" fo:font-weight="normal" officeooo:rsid="0047423b" officeooo:paragraph-rsid="0047423b" style:font-size-asian="10.5pt" style:font-weight-asian="normal" style:font-size-complex="12pt" style:font-weight-complex="normal"/>
    </style:style>
    <style:style style:name="P195" style:family="paragraph" style:parent-style-name="Standard" style:list-style-name="L66">
      <style:paragraph-properties fo:line-height="100%"/>
      <style:text-properties fo:font-size="12pt" fo:font-weight="normal" officeooo:rsid="004854ed" officeooo:paragraph-rsid="004854ed" style:font-size-asian="10.5pt" style:font-weight-asian="normal" style:font-size-complex="12pt" style:font-weight-complex="normal"/>
    </style:style>
    <style:style style:name="P196" style:family="paragraph" style:parent-style-name="Standard" style:list-style-name="L67">
      <style:paragraph-properties fo:line-height="100%"/>
      <style:text-properties fo:font-size="12pt" fo:font-weight="normal" officeooo:rsid="0049889e" officeooo:paragraph-rsid="0049889e" style:font-size-asian="10.5pt" style:font-weight-asian="normal" style:font-size-complex="12pt" style:font-weight-complex="normal"/>
    </style:style>
    <style:style style:name="P197" style:family="paragraph" style:parent-style-name="Standard" style:list-style-name="L68">
      <style:paragraph-properties fo:line-height="100%"/>
      <style:text-properties fo:font-size="12pt" fo:font-weight="normal" officeooo:rsid="004c9156" officeooo:paragraph-rsid="004c9156" style:font-size-asian="10.5pt" style:font-weight-asian="normal" style:font-size-complex="12pt" style:font-weight-complex="normal"/>
    </style:style>
    <style:style style:name="P198" style:family="paragraph" style:parent-style-name="Standard" style:list-style-name="L69">
      <style:paragraph-properties fo:line-height="100%"/>
      <style:text-properties fo:font-size="12pt" fo:font-weight="normal" officeooo:rsid="004c9156" officeooo:paragraph-rsid="004c9156" style:font-size-asian="10.5pt" style:font-weight-asian="normal" style:font-size-complex="12pt" style:font-weight-complex="normal"/>
    </style:style>
    <style:style style:name="P199" style:family="paragraph" style:parent-style-name="Standard" style:list-style-name="L70">
      <style:paragraph-properties fo:line-height="100%"/>
      <style:text-properties fo:font-size="12pt" fo:font-weight="normal" officeooo:rsid="004cd47b" officeooo:paragraph-rsid="004cd47b" style:font-size-asian="10.5pt" style:font-weight-asian="normal" style:font-size-complex="12pt" style:font-weight-complex="normal"/>
    </style:style>
    <style:style style:name="P200" style:family="paragraph" style:parent-style-name="Standard" style:list-style-name="L71">
      <style:paragraph-properties fo:line-height="100%"/>
      <style:text-properties fo:font-size="12pt" fo:font-weight="normal" officeooo:rsid="004cd47b" officeooo:paragraph-rsid="004cd47b" style:font-size-asian="10.5pt" style:font-weight-asian="normal" style:font-size-complex="12pt" style:font-weight-complex="normal"/>
    </style:style>
    <style:style style:name="P201" style:family="paragraph" style:parent-style-name="Standard" style:list-style-name="L72">
      <style:paragraph-properties fo:line-height="100%"/>
      <style:text-properties fo:font-size="12pt" fo:font-weight="normal" officeooo:rsid="004dd571" officeooo:paragraph-rsid="004dd571" style:font-size-asian="10.5pt" style:font-weight-asian="normal" style:font-size-complex="12pt" style:font-weight-complex="normal"/>
    </style:style>
    <style:style style:name="P202" style:family="paragraph" style:parent-style-name="Standard" style:list-style-name="L73">
      <style:paragraph-properties fo:line-height="100%"/>
      <style:text-properties fo:font-size="12pt" fo:font-weight="normal" officeooo:rsid="004ed1c5" officeooo:paragraph-rsid="004ed1c5" style:font-size-asian="10.5pt" style:font-weight-asian="normal" style:font-size-complex="12pt" style:font-weight-complex="normal"/>
    </style:style>
    <style:style style:name="P203" style:family="paragraph" style:parent-style-name="Standard" style:list-style-name="L74">
      <style:paragraph-properties fo:line-height="100%"/>
      <style:text-properties fo:font-size="12pt" fo:font-weight="normal" officeooo:rsid="004ed1c5" officeooo:paragraph-rsid="004ed1c5" style:font-size-asian="10.5pt" style:font-weight-asian="normal" style:font-size-complex="12pt" style:font-weight-complex="normal"/>
    </style:style>
    <style:style style:name="P204" style:family="paragraph" style:parent-style-name="Standard" style:list-style-name="L75">
      <style:paragraph-properties fo:line-height="100%"/>
      <style:text-properties fo:font-size="12pt" fo:font-weight="normal" officeooo:rsid="004ed1c5" officeooo:paragraph-rsid="004ed1c5" style:font-size-asian="10.5pt" style:font-weight-asian="normal" style:font-size-complex="12pt" style:font-weight-complex="normal"/>
    </style:style>
    <style:style style:name="P205" style:family="paragraph" style:parent-style-name="Standard" style:list-style-name="L76">
      <style:paragraph-properties fo:line-height="100%"/>
      <style:text-properties fo:font-size="12pt" fo:font-weight="normal" officeooo:rsid="004f3976" officeooo:paragraph-rsid="004f3976" style:font-size-asian="10.5pt" style:font-weight-asian="normal" style:font-size-complex="12pt" style:font-weight-complex="normal"/>
    </style:style>
    <style:style style:name="P206" style:family="paragraph" style:parent-style-name="Standard" style:list-style-name="L77">
      <style:paragraph-properties fo:line-height="100%"/>
      <style:text-properties fo:font-size="12pt" fo:font-weight="normal" officeooo:rsid="004f3976" officeooo:paragraph-rsid="004f3976" style:font-size-asian="10.5pt" style:font-weight-asian="normal" style:font-size-complex="12pt" style:font-weight-complex="normal"/>
    </style:style>
    <style:style style:name="P207" style:family="paragraph" style:parent-style-name="Standard" style:list-style-name="L78">
      <style:paragraph-properties fo:line-height="100%"/>
      <style:text-properties fo:font-size="12pt" fo:font-weight="normal" officeooo:rsid="004f3976" officeooo:paragraph-rsid="004f3976" style:font-size-asian="10.5pt" style:font-weight-asian="normal" style:font-size-complex="12pt" style:font-weight-complex="normal"/>
    </style:style>
    <style:style style:name="P208" style:family="paragraph" style:parent-style-name="Standard" style:list-style-name="L79">
      <style:paragraph-properties fo:line-height="100%"/>
      <style:text-properties fo:font-size="12pt" fo:font-weight="normal" officeooo:rsid="0050e2e7" officeooo:paragraph-rsid="0050e2e7" style:font-size-asian="10.5pt" style:font-weight-asian="normal" style:font-size-complex="12pt" style:font-weight-complex="normal"/>
    </style:style>
    <style:style style:name="P209" style:family="paragraph" style:parent-style-name="Standard" style:list-style-name="L80">
      <style:paragraph-properties fo:line-height="100%"/>
      <style:text-properties fo:font-size="12pt" fo:font-weight="normal" officeooo:rsid="0054fc88" officeooo:paragraph-rsid="0054fc88" style:font-size-asian="10.5pt" style:font-weight-asian="normal" style:font-size-complex="12pt" style:font-weight-complex="normal"/>
    </style:style>
    <style:style style:name="P210" style:family="paragraph" style:parent-style-name="Standard" style:list-style-name="L81">
      <style:paragraph-properties fo:line-height="100%"/>
      <style:text-properties fo:font-size="12pt" fo:font-weight="normal" officeooo:rsid="00568671" officeooo:paragraph-rsid="00568671" style:font-size-asian="10.5pt" style:font-weight-asian="normal" style:font-size-complex="12pt" style:font-weight-complex="normal"/>
    </style:style>
    <style:style style:name="P211" style:family="paragraph" style:parent-style-name="Standard" style:list-style-name="L82">
      <style:paragraph-properties fo:line-height="100%"/>
      <style:text-properties fo:font-size="12pt" fo:font-weight="normal" officeooo:rsid="00568671" officeooo:paragraph-rsid="00568671" style:font-size-asian="10.5pt" style:font-weight-asian="normal" style:font-size-complex="12pt" style:font-weight-complex="normal"/>
    </style:style>
    <style:style style:name="P212" style:family="paragraph" style:parent-style-name="Standard" style:list-style-name="L83">
      <style:paragraph-properties fo:line-height="100%"/>
      <style:text-properties fo:font-size="12pt" fo:font-weight="normal" officeooo:rsid="0058ea6f" officeooo:paragraph-rsid="0058ea6f" style:font-size-asian="10.5pt" style:font-weight-asian="normal" style:font-size-complex="12pt" style:font-weight-complex="normal"/>
    </style:style>
    <style:style style:name="P213" style:family="paragraph" style:parent-style-name="Standard" style:list-style-name="L84">
      <style:paragraph-properties fo:line-height="100%"/>
      <style:text-properties fo:font-size="12pt" fo:font-weight="normal" officeooo:rsid="005a3219" officeooo:paragraph-rsid="005a3219" style:font-size-asian="10.5pt" style:font-weight-asian="normal" style:font-size-complex="12pt" style:font-weight-complex="normal"/>
    </style:style>
    <style:style style:name="P214" style:family="paragraph" style:parent-style-name="Standard" style:list-style-name="L85">
      <style:paragraph-properties fo:line-height="100%"/>
      <style:text-properties fo:font-size="12pt" fo:font-weight="normal" officeooo:rsid="005a3219" officeooo:paragraph-rsid="005a3219" style:font-size-asian="10.5pt" style:font-weight-asian="normal" style:font-size-complex="12pt" style:font-weight-complex="normal"/>
    </style:style>
    <style:style style:name="P215" style:family="paragraph" style:parent-style-name="Standard" style:list-style-name="L86">
      <style:paragraph-properties fo:line-height="100%"/>
      <style:text-properties fo:font-size="12pt" fo:font-weight="normal" officeooo:rsid="005b7369" officeooo:paragraph-rsid="005b7369" style:font-size-asian="10.5pt" style:font-weight-asian="normal" style:font-size-complex="12pt" style:font-weight-complex="normal"/>
    </style:style>
    <style:style style:name="P216" style:family="paragraph" style:parent-style-name="Standard" style:list-style-name="L87">
      <style:paragraph-properties fo:line-height="100%"/>
      <style:text-properties fo:font-size="12pt" fo:font-weight="normal" officeooo:rsid="005b7369" officeooo:paragraph-rsid="005b7369" style:font-size-asian="10.5pt" style:font-weight-asian="normal" style:font-size-complex="12pt" style:font-weight-complex="normal"/>
    </style:style>
    <style:style style:name="P217" style:family="paragraph" style:parent-style-name="Standard" style:list-style-name="L88">
      <style:paragraph-properties fo:line-height="100%"/>
      <style:text-properties fo:font-size="12pt" fo:font-weight="normal" officeooo:rsid="005b7369" officeooo:paragraph-rsid="005b7369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line-height="100%"/>
      <style:text-properties fo:font-size="12pt" fo:font-weight="normal" officeooo:rsid="005b7369" officeooo:paragraph-rsid="005b7369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line-height="100%"/>
      <style:text-properties fo:font-size="12pt" fo:font-weight="normal" officeooo:rsid="005f3391" officeooo:paragraph-rsid="005f3391" style:font-size-asian="10.5pt" style:font-weight-asian="normal" style:font-size-complex="12pt" style:font-weight-complex="normal"/>
    </style:style>
    <style:style style:name="P220" style:family="paragraph" style:parent-style-name="Standard" style:list-style-name="L89">
      <style:paragraph-properties fo:line-height="100%"/>
      <style:text-properties fo:font-size="12pt" fo:font-weight="normal" officeooo:rsid="005f3391" officeooo:paragraph-rsid="005f3391" style:font-size-asian="10.5pt" style:font-weight-asian="normal" style:font-size-complex="12pt" style:font-weight-complex="normal"/>
    </style:style>
    <style:style style:name="P221" style:family="paragraph" style:parent-style-name="Standard" style:list-style-name="L90">
      <style:paragraph-properties fo:line-height="100%"/>
      <style:text-properties fo:font-size="12pt" fo:font-weight="normal" officeooo:rsid="005f3391" officeooo:paragraph-rsid="005f3391" style:font-size-asian="10.5pt" style:font-weight-asian="normal" style:font-size-complex="12pt" style:font-weight-complex="normal"/>
    </style:style>
    <style:style style:name="P222" style:family="paragraph" style:parent-style-name="Standard">
      <style:paragraph-properties fo:line-height="100%"/>
      <style:text-properties fo:font-size="16pt" fo:font-weight="normal" officeooo:rsid="005f3391" officeooo:paragraph-rsid="005f3391" style:font-size-asian="14pt" style:font-weight-asian="normal" style:font-size-complex="16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62253" style:font-size-asian="10.5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44b1" style:font-weight-asian="normal" style:font-weight-complex="normal"/>
    </style:style>
    <style:style style:name="T5" style:family="text">
      <style:text-properties officeooo:rsid="00383bc9"/>
    </style:style>
    <style:style style:name="T6" style:family="text">
      <style:text-properties officeooo:rsid="004438e4"/>
    </style:style>
    <style:style style:name="T7" style:family="text">
      <style:text-properties officeooo:rsid="0052858b"/>
    </style:style>
    <style:style style:name="T8" style:family="text">
      <style:text-properties officeooo:rsid="005779c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azione Bortelsee:</text:p>
      <text:list text:style-name="L1">
        <text:list-item>
          <text:p text:style-name="P108"><text:span text:style-name="T2">Anagrafica: </text:span><text:a xlink:type="simple" xlink:href="https://stationdocu.slf.ch/pdf/IMIS_BOR2_IT.pdf" text:style-name="Internet_20_link" text:visited-style-name="Visited_20_Internet_20_Link"><text:span text:style-name="T2">https://stationdocu.slf.ch/pdf/IMIS_BOR2_IT.pdf</text:span></text:a></text:p>
        </text:list-item>
        <text:list-item>
          <text:p text:style-name="P109"><text:span text:style-name="T1">Scheda: </text:span><text:a xlink:type="simple" xlink:href="https://whiterisk.ch/it/conditions/measurements/station/IMIS/BOR2" text:style-name="Internet_20_link" text:visited-style-name="Visited_20_Internet_20_Link"><text:span text:style-name="T1">https://whiterisk.ch/it/conditions/measurements/station/IMIS/BOR2</text:span></text:a></text:p>
        </text:list-item>
        <text:list-item>
          <text:p text:style-name="P110">Coordinate: 46.290526, 8.109297</text:p>
        </text:list-item>
      </text:list>
      <text:p text:style-name="P1"><text:span text:style-name="T1"/></text:p>
      <text:p text:style-name="P1"><text:span text:style-name="T1"/></text:p>
      <text:p text:style-name="P4">Ze Sewe:</text:p>
      <text:list text:style-name="L2">
        <text:list-item>
          <text:p text:style-name="P112">Anagrafica: <text:a xlink:type="simple" xlink:href="https://stationdocu.slf.ch/pdf/IMIS_SPN2_IT.pdf" text:style-name="Internet_20_link" text:visited-style-name="Visited_20_Internet_20_Link">https://stationdocu.slf.ch/pdf/IMIS_SPN2_IT.pdf</text:a></text:p>
        </text:list-item>
        <text:list-item>
          <text:p text:style-name="P112">Scheda: <text:a xlink:type="simple" xlink:href="https://whiterisk.ch/it/conditions/measurements/station/IMIS/SPN2" text:style-name="Internet_20_link" text:visited-style-name="Visited_20_Internet_20_Link">https://whiterisk.ch/it/conditions/measurements/station/IMIS/SPN2</text:a></text:p>
        </text:list-item>
        <text:list-item>
          <text:p text:style-name="P111">Coordinate: 46.229420, 8.117638</text:p>
        </text:list-item>
      </text:list>
      <text:p text:style-name="P56"/>
      <text:p text:style-name="P56"/>
      <text:p text:style-name="P5">Vorderstocken:</text:p>
      <text:list text:style-name="L3">
        <text:list-item>
          <text:p text:style-name="P113">Anagrafica: <text:a xlink:type="simple" xlink:href="https://stationdocu.slf.ch/pdf/IMIS_STH2_EN.pdf" text:style-name="Internet_20_link" text:visited-style-name="Visited_20_Internet_20_Link">https://stationdocu.slf.ch/pdf/IMIS_STH2_EN.pdf</text:a></text:p>
        </text:list-item>
        <text:list-item>
          <text:p text:style-name="P113">Scheda: <text:a xlink:type="simple" xlink:href="https://whiterisk.ch/en/conditions/measurements/station/IMIS/STH2" text:style-name="Internet_20_link" text:visited-style-name="Visited_20_Internet_20_Link">https://whiterisk.ch/en/conditions/measurements/station/IMIS/STH2</text:a></text:p>
        </text:list-item>
        <text:list-item>
          <text:p text:style-name="P113">Coordinate: 46.682047, 7.519657</text:p>
        </text:list-item>
      </text:list>
      <text:p text:style-name="P57"/>
      <text:p text:style-name="P57"/>
      <text:p text:style-name="P6">Shaftali:</text:p>
      <text:list text:style-name="L4">
        <text:list-item>
          <text:p text:style-name="P114">Anagrafica: <text:a xlink:type="simple" xlink:href="https://stationdocu.slf.ch/pdf/IMIS_TAM2_EN.pdf" text:style-name="Internet_20_link" text:visited-style-name="Visited_20_Internet_20_Link">https://stationdocu.slf.ch/pdf/IMIS_TAM2_EN.pdf</text:a></text:p>
        </text:list-item>
        <text:list-item>
          <text:p text:style-name="P114">Scheda: <text:a xlink:type="simple" xlink:href="https://whiterisk.ch/en/conditions/measurements/station/IMIS/TAM3" text:style-name="Internet_20_link" text:visited-style-name="Visited_20_Internet_20_Link">https://whiterisk.ch/en/conditions/measurements/station/IMIS/TAM3</text:a></text:p>
        </text:list-item>
        <text:list-item>
          <text:p text:style-name="P114">Coordinate: 46.891003, 9.458176</text:p>
        </text:list-item>
      </text:list>
      <text:p text:style-name="P58"/>
      <text:p text:style-name="P58"/>
      <text:p text:style-name="P6">Wildsee:</text:p>
      <text:list text:style-name="L5">
        <text:list-item>
          <text:p text:style-name="P115">Anagrafica: <text:a xlink:type="simple" xlink:href="https://stationdocu.slf.ch/pdf/IMIS_TAM2_EN.pdf" text:style-name="Internet_20_link" text:visited-style-name="Visited_20_Internet_20_Link">https://stationdocu.slf.ch/pdf/IMIS_TAM2_EN.pdf</text:a></text:p>
        </text:list-item>
        <text:list-item>
          <text:p text:style-name="P115">Scheda: <text:a xlink:type="simple" xlink:href="https://whiterisk.ch/en/conditions/measurements/station/IMIS/TAM2" text:style-name="Internet_20_link" text:visited-style-name="Visited_20_Internet_20_Link">https://whiterisk.ch/en/conditions/measurements/station/IMIS/TAM2</text:a></text:p>
        </text:list-item>
        <text:list-item>
          <text:p text:style-name="P115">Coordinate: 46.968343, 9.390941</text:p>
        </text:list-item>
      </text:list>
      <text:p text:style-name="P58"/>
      <text:p text:style-name="P58"/>
      <text:p text:style-name="P6">Culmatsch:</text:p>
      <text:list text:style-name="L6">
        <text:list-item>
          <text:p text:style-name="P116">Anagrafica: <text:a xlink:type="simple" xlink:href="https://stationdocu.slf.ch/pdf/IMIS_TUJ2_EN.pdf" text:style-name="Internet_20_link" text:visited-style-name="Visited_20_Internet_20_Link">https://stationdocu.slf.ch/pdf/IMIS_TUJ2_EN.pdf</text:a></text:p>
        </text:list-item>
        <text:list-item>
          <text:p text:style-name="P116">Scheda: <text:a xlink:type="simple" xlink:href="https://whiterisk.ch/en/conditions/measurements/station/IMIS/TAM2" text:style-name="Internet_20_link" text:visited-style-name="Visited_20_Internet_20_Link">https://whiterisk.ch/en/conditions/measurements/station/IMIS/TAM2</text:a></text:p>
        </text:list-item>
        <text:list-item>
          <text:p text:style-name="P116">Coordinate: 46.683891, 8.723754</text:p>
        </text:list-item>
      </text:list>
      <text:p text:style-name="P59"/>
      <text:p text:style-name="P60"/>
      <text:p text:style-name="P3">Trubelboden:</text:p>
      <text:list text:style-name="L7">
        <text:list-item>
          <text:p text:style-name="P117">Anagrafica: <text:a xlink:type="simple" xlink:href="https://stationdocu.slf.ch/pdf/IMIS_TRU2_EN.pdf" text:style-name="Internet_20_link" text:visited-style-name="Visited_20_Internet_20_Link">https://stationdocu.slf.ch/pdf/IMIS_TRU2_EN.pdf</text:a></text:p>
        </text:list-item>
        <text:list-item>
          <text:p text:style-name="P117">Scheda: <text:a xlink:type="simple" xlink:href="https://whiterisk.ch/en/conditions/measurements/station/IMIS/TAM2" text:style-name="Internet_20_link" text:visited-style-name="Visited_20_Internet_20_Link">https://whiterisk.ch/en/conditions/measurements/station/IMIS/TAM2</text:a></text:p>
        </text:list-item>
        <text:list-item>
          <text:p text:style-name="P117">Coordinate: 46.370975, 7.585568</text:p>
        </text:list-item>
      </text:list>
      <text:p text:style-name="P61"><text:span text:style-name="T3"/></text:p>
      <text:p text:style-name="P61"><text:span text:style-name="T3"/></text:p>
      <text:p text:style-name="P10">Pointe de Toules:</text:p>
      <text:list text:style-name="L8">
        <text:list-item>
          <text:p text:style-name="P118"><text:span text:style-name="T3">Anafrafica: </text:span><text:a xlink:type="simple" xlink:href="https://stationdocu.slf.ch/pdf/IMIS_BOV2_EN.pdf" text:style-name="Internet_20_link" text:visited-style-name="Visited_20_Internet_20_Link"><text:span text:style-name="T3">https://stationdocu.slf.ch/pdf/IMIS_BOV2_EN.pdf</text:span></text:a></text:p>
        </text:list-item>
        <text:list-item>
          <text:p text:style-name="P118"><text:span text:style-name="T3">Scheda: </text:span><text:a xlink:type="simple" xlink:href="https://whiterisk.ch/en/conditions/measurements/station/IMIS/TAM2" text:style-name="Internet_20_link" text:visited-style-name="Visited_20_Internet_20_Link"><text:span text:style-name="T3">https://whiterisk.ch/en/conditions/measurements/station/IMIS/TAM2</text:span></text:a></text:p>
        </text:list-item>
        <text:list-item>
          <text:p text:style-name="P136">Coordinate: 45.984787, 7.237210</text:p>
        </text:list-item>
      </text:list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7"><text:soft-page-break/><text:span text:style-name="T3">Lai Verd:</text:span></text:p>
      <text:list text:style-name="L9">
        <text:list-item>
          <text:p text:style-name="P119"><text:span text:style-name="T3">Anagrafica: </text:span><text:a xlink:type="simple" xlink:href="https://stationdocu.slf.ch/pdf/IMIS_LUK2_EN.pdf" text:style-name="Internet_20_link" text:visited-style-name="Visited_20_Internet_20_Link"><text:span text:style-name="T3">https://stationdocu.slf.ch/pdf/IMIS_LUK2_EN.pdf</text:span></text:a></text:p>
        </text:list-item>
        <text:list-item>
          <text:p text:style-name="P119"><text:span text:style-name="T3">Scheda: </text:span><text:a xlink:type="simple" xlink:href="https://whiterisk.ch/en/conditions/measurements/station/IMIS/TAM2" text:style-name="Internet_20_link" text:visited-style-name="Visited_20_Internet_20_Link"><text:span text:style-name="T3">https://whiterisk.ch/en/conditions/measurements/station/IMIS/TAM2</text:span></text:a></text:p>
        </text:list-item>
        <text:list-item>
          <text:p text:style-name="P137">Coordinate: 46.604149, 8.783516</text:p>
        </text:list-item>
      </text:list>
      <text:p text:style-name="P62"><text:span text:style-name="T3"/></text:p>
      <text:p text:style-name="P62"><text:span text:style-name="T3"/></text:p>
      <text:p text:style-name="P11">Bargtalli: </text:p>
      <text:list text:style-name="L10">
        <text:list-item>
          <text:p text:style-name="P120"><text:span text:style-name="T3">Anagrafica: </text:span><text:a xlink:type="simple" xlink:href="https://stationdocu.slf.ch/pdf/IMIS_MLB2_EN.pdf" text:style-name="Internet_20_link" text:visited-style-name="Visited_20_Internet_20_Link"><text:span text:style-name="T3">https://stationdocu.slf.ch/pdf/IMIS_MLB2_EN.pdf</text:span></text:a></text:p>
        </text:list-item>
        <text:list-item>
          <text:p text:style-name="P120"><text:span text:style-name="T3">Scheda: </text:span><text:a xlink:type="simple" xlink:href="https://whiterisk.ch/en/conditions/measurements/station/IMIS/TAM2" text:style-name="Internet_20_link" text:visited-style-name="Visited_20_Internet_20_Link"><text:span text:style-name="T3">https://whiterisk.ch/en/conditions/measurements/station/IMIS/TAM2</text:span></text:a></text:p>
        </text:list-item>
        <text:list-item>
          <text:p text:style-name="P138">Coordinate: 47.088465, 9.611789</text:p>
        </text:list-item>
      </text:list>
      <text:p text:style-name="P63"><text:span text:style-name="T3"/></text:p>
      <text:p text:style-name="P63"><text:span text:style-name="T3"/></text:p>
      <text:p text:style-name="P11">Laucheren:</text:p>
      <text:list text:style-name="L11">
        <text:list-item>
          <text:p text:style-name="P121"><text:span text:style-name="T3">Anagrafica: </text:span><text:a xlink:type="simple" xlink:href="https://stationdocu.slf.ch/pdf/IMIS_MEI2_EN.pdf" text:style-name="Internet_20_link" text:visited-style-name="Visited_20_Internet_20_Link"><text:span text:style-name="T3">https://stationdocu.slf.ch/pdf/IMIS_MEI2_EN.pdf</text:span></text:a></text:p>
        </text:list-item>
        <text:list-item>
          <text:p text:style-name="P121"><text:span text:style-name="T3">Scheda: </text:span><text:a xlink:type="simple" xlink:href="https://whiterisk.ch/en/conditions/measurements/station/IMIS/MEI2" text:style-name="Internet_20_link" text:visited-style-name="Visited_20_Internet_20_Link"><text:span text:style-name="T3">https://whiterisk.ch/en/conditions/measurements/station/IMIS/MEI2</text:span></text:a></text:p>
        </text:list-item>
        <text:list-item>
          <text:p text:style-name="P139">Coordinate: 46.743754, 8.551012</text:p>
        </text:list-item>
      </text:list>
      <text:p text:style-name="P63"><text:span text:style-name="T3"/></text:p>
      <text:p text:style-name="P63"><text:span text:style-name="T3"/></text:p>
      <text:p text:style-name="P12">Pian Grand:</text:p>
      <text:list text:style-name="L12">
        <text:list-item>
          <text:p text:style-name="P122"><text:span text:style-name="T3">Anagrafica: </text:span><text:a xlink:type="simple" xlink:href="https://stationdocu.slf.ch/pdf/IMIS_MES2_EN.pdf" text:style-name="Internet_20_link" text:visited-style-name="Visited_20_Internet_20_Link"><text:span text:style-name="T3">https://stationdocu.slf.ch/pdf/IMIS_MES2_EN.pdf</text:span></text:a></text:p>
        </text:list-item>
        <text:list-item>
          <text:p text:style-name="P122"><text:span text:style-name="T3">Scheda: </text:span><text:a xlink:type="simple" xlink:href="https://whiterisk.ch/en/conditions/measurements/station/IMIS/MES2" text:style-name="Internet_20_link" text:visited-style-name="Visited_20_Internet_20_Link"><text:span text:style-name="T3">https://whiterisk.ch/en/conditions/measurements/station/IMIS/MES2</text:span></text:a></text:p>
        </text:list-item>
        <text:list-item>
          <text:p text:style-name="P122"><text:span text:style-name="T3">Coordinate: </text:span><text:span text:style-name="T4">46.414004, 9.160299</text:span></text:p>
        </text:list-item>
      </text:list>
      <text:p text:style-name="P64"><text:span text:style-name="T4"/></text:p>
      <text:p text:style-name="P64"><text:span text:style-name="T4"/></text:p>
      <text:p text:style-name="P8"><text:span text:style-name="T4">F</text:span><text:span text:style-name="T3">itteren:</text:span></text:p>
      <text:list text:style-name="L13">
        <text:list-item>
          <text:p text:style-name="P123"><text:span text:style-name="T3">Anagrafica: </text:span><text:a xlink:type="simple" xlink:href="https://stationdocu.slf.ch/pdf/IMIS_ENG2_IT.pdf" text:style-name="Internet_20_link" text:visited-style-name="Visited_20_Internet_20_Link"><text:span text:style-name="T3">https://stationdocu.slf.ch/pdf/IMIS_ENG2_IT.pdf</text:span></text:a></text:p>
        </text:list-item>
        <text:list-item>
          <text:p text:style-name="P123"><text:span text:style-name="T3">Scheda: </text:span><text:a xlink:type="simple" xlink:href="https://whiterisk.ch/it/conditions/measurements/station/IMIS/ENG2" text:style-name="Internet_20_link" text:visited-style-name="Visited_20_Internet_20_Link"><text:span text:style-name="T3">https://whiterisk.ch/it/conditions/measurements/station/IMIS/ENG2</text:span></text:a></text:p>
        </text:list-item>
        <text:list-item>
          <text:p text:style-name="P140">Coordinate: 46.993777, <text:s/>9.193859</text:p>
        </text:list-item>
      </text:list>
      <text:p text:style-name="P65"><text:span text:style-name="T3"/></text:p>
      <text:p text:style-name="P65"><text:span text:style-name="T3"/></text:p>
      <text:p text:style-name="P13">Homad:</text:p>
      <text:list text:style-name="L14">
        <text:list-item>
          <text:p text:style-name="P124"><text:span text:style-name="T3">Anagrafica: </text:span><text:a xlink:type="simple" xlink:href="https://stationdocu.slf.ch/pdf/IMIS_GUT2_IT.pdf" text:style-name="Internet_20_link" text:visited-style-name="Visited_20_Internet_20_Link"><text:span text:style-name="T3">https://stationdocu.slf.ch/pdf/IMIS_GUT2_IT.pdf</text:span></text:a></text:p>
        </text:list-item>
        <text:list-item>
          <text:p text:style-name="P124"><text:span text:style-name="T3">Scheda: </text:span><text:a xlink:type="simple" xlink:href="https://whiterisk.ch/it/conditions/measurements/station/IMIS/GUT2" text:style-name="Internet_20_link" text:visited-style-name="Visited_20_Internet_20_Link"><text:span text:style-name="T3">https://whiterisk.ch/it/conditions/measurements/station/IMIS/GUT2</text:span></text:a></text:p>
        </text:list-item>
        <text:list-item>
          <text:p text:style-name="P141">Coordinate: 46.679307, 8.289700</text:p>
        </text:list-item>
      </text:list>
      <text:p text:style-name="P66"><text:span text:style-name="T3"/></text:p>
      <text:p text:style-name="P66"><text:span text:style-name="T3"/></text:p>
      <text:p text:style-name="P14">Alp Pianetsch:</text:p>
      <text:list text:style-name="L15">
        <text:list-item>
          <text:p text:style-name="P125"><text:span text:style-name="T3">Anagrafica: </text:span><text:a xlink:type="simple" xlink:href="https://stationdocu.slf.ch/pdf/IMIS_HTR2_IT.pdf" text:style-name="Internet_20_link" text:visited-style-name="Visited_20_Internet_20_Link"><text:span text:style-name="T3">https://stationdocu.slf.ch/pdf/IMIS_HTR2_IT.pdf</text:span></text:a></text:p>
        </text:list-item>
        <text:list-item>
          <text:p text:style-name="P125"><text:span text:style-name="T3">Scheda: </text:span><text:a xlink:type="simple" xlink:href="https://whiterisk.ch/it/conditions/measurements/station/IMIS/HTR2" text:style-name="Internet_20_link" text:visited-style-name="Visited_20_Internet_20_Link"><text:span text:style-name="T3">https://whiterisk.ch/it/conditions/measurements/station/IMIS/HTR2</text:span></text:a></text:p>
        </text:list-item>
        <text:list-item>
          <text:p text:style-name="P142">Coordinate: 46.545202, 9.202568</text:p>
        </text:list-item>
        <text:list-item>
          <text:p text:style-name="P144">Problemi, non tornano le quote</text:p>
        </text:list-item>
      </text:list>
      <text:p text:style-name="P67"><text:span text:style-name="T3"/></text:p>
      <text:p text:style-name="P67"><text:span text:style-name="T3"/></text:p>
      <text:p text:style-name="P14">Unter Surettasee:</text:p>
      <text:list text:style-name="L16">
        <text:list-item>
          <text:p text:style-name="P126"><text:span text:style-name="T3">Anagrafica: </text:span><text:a xlink:type="simple" xlink:href="https://stationdocu.slf.ch/pdf/IMIS_HTR3_IT.pdf" text:style-name="Internet_20_link" text:visited-style-name="Visited_20_Internet_20_Link"><text:span text:style-name="T3">https://stationdocu.slf.ch/pdf/IMIS_HTR3_IT.pdf</text:span></text:a></text:p>
        </text:list-item>
        <text:list-item>
          <text:p text:style-name="P126"><text:span text:style-name="T3">Scheda: </text:span><text:a xlink:type="simple" xlink:href="https://whiterisk.ch/it/conditions/measurements/station/IMIS/HTR3" text:style-name="Internet_20_link" text:visited-style-name="Visited_20_Internet_20_Link"><text:span text:style-name="T3">https://whiterisk.ch/it/conditions/measurements/station/IMIS/HTR3</text:span></text:a></text:p>
        </text:list-item>
        <text:list-item>
          <text:p text:style-name="P143">Coordinate: 46.536500, 9.348538</text:p>
        </text:list-item>
      </text:list>
      <text:p text:style-name="P67"><text:span text:style-name="T3"/></text:p>
      <text:p text:style-name="P67"><text:span text:style-name="T3"/></text:p>
      <text:p text:style-name="P67"><text:span text:style-name="T3"/></text:p>
      <text:p text:style-name="P67"><text:soft-page-break/><text:span text:style-name="T3"/></text:p>
      <text:p text:style-name="P15">Fochsen:</text:p>
      <text:list text:style-name="L17">
        <text:list-item>
          <text:p text:style-name="P127"><text:span text:style-name="T3">Anagrafica: </text:span><text:a xlink:type="simple" xlink:href="https://stationdocu.slf.ch/pdf/IMIS_JAU2_IT.pdf" text:style-name="Internet_20_link" text:visited-style-name="Visited_20_Internet_20_Link"><text:span text:style-name="T3">https://stationdocu.slf.ch/pdf/IMIS_JAU2_IT.pdf</text:span></text:a></text:p>
        </text:list-item>
        <text:list-item>
          <text:p text:style-name="P127"><text:span text:style-name="T3">Scheda: </text:span><text:a xlink:type="simple" xlink:href="https://whiterisk.ch/it/conditions/measurements/station/IMIS/JAU2" text:style-name="Internet_20_link" text:visited-style-name="Visited_20_Internet_20_Link"><text:span text:style-name="T3">https://whiterisk.ch/it/conditions/measurements/station/IMIS/JAU2</text:span></text:a></text:p>
        </text:list-item>
        <text:list-item>
          <text:p text:style-name="P146">Coordinate: 46.633164, 7.274515</text:p>
        </text:list-item>
      </text:list>
      <text:p text:style-name="P68"><text:span text:style-name="T3"/></text:p>
      <text:p text:style-name="P68"><text:span text:style-name="T3"/></text:p>
      <text:p text:style-name="P16">Vairana:</text:p>
      <text:list text:style-name="L18">
        <text:list-item>
          <text:p text:style-name="P128"><text:span text:style-name="T3">Anagrafica: </text:span><text:a xlink:type="simple" xlink:href="https://stationdocu.slf.ch/pdf/IMIS_JUL2_IT.pdf" text:style-name="Internet_20_link" text:visited-style-name="Visited_20_Internet_20_Link"><text:span text:style-name="T3">https://stationdocu.slf.ch/pdf/IMIS_JUL2_IT.pdf</text:span></text:a></text:p>
        </text:list-item>
        <text:list-item>
          <text:p text:style-name="P128"><text:span text:style-name="T3">Scheda: </text:span><text:a xlink:type="simple" xlink:href="https://whiterisk.ch/it/conditions/measurements/station/IMIS/JUL2" text:style-name="Internet_20_link" text:visited-style-name="Visited_20_Internet_20_Link"><text:span text:style-name="T3">https://whiterisk.ch/it/conditions/measurements/station/IMIS/JUL2</text:span></text:a></text:p>
        </text:list-item>
        <text:list-item>
          <text:p text:style-name="P145">Coordinate: 46.478495, 9.692318</text:p>
        </text:list-item>
      </text:list>
      <text:p text:style-name="P68"><text:span text:style-name="T3"/></text:p>
      <text:p text:style-name="P68"><text:span text:style-name="T3"/></text:p>
      <text:p text:style-name="P17">Fisi:</text:p>
      <text:list text:style-name="L19">
        <text:list-item>
          <text:p text:style-name="P129"><text:span text:style-name="T3">Anagrafica: </text:span><text:a xlink:type="simple" xlink:href="https://stationdocu.slf.ch/pdf/IMIS_FIS2_IT.pdf" text:style-name="Internet_20_link" text:visited-style-name="Visited_20_Internet_20_Link"><text:span text:style-name="T3">https://stationdocu.slf.ch/pdf/IMIS_FIS2_IT.pdf</text:span></text:a></text:p>
        </text:list-item>
        <text:list-item>
          <text:p text:style-name="P129"><text:span text:style-name="T3">Scheda: </text:span><text:a xlink:type="simple" xlink:href="https://whiterisk.ch/it/conditions/measurements/station/IMIS/FIS2" text:style-name="Internet_20_link" text:visited-style-name="Visited_20_Internet_20_Link"><text:span text:style-name="T3">https://whiterisk.ch/it/conditions/measurements/station/IMIS/FIS2</text:span></text:a></text:p>
        </text:list-item>
        <text:list-item>
          <text:p text:style-name="P147">Coordinate: 46.471465, 7.673875</text:p>
        </text:list-item>
      </text:list>
      <text:p text:style-name="P69"><text:span text:style-name="T3"/></text:p>
      <text:p text:style-name="P69"><text:span text:style-name="T3"/></text:p>
      <text:p text:style-name="P17">Gatschiefer:</text:p>
      <text:list text:style-name="L20">
        <text:list-item>
          <text:p text:style-name="P130"><text:span text:style-name="T3">Anagrafica: </text:span><text:a xlink:type="simple" xlink:href="https://stationdocu.slf.ch/pdf/IMIS_KLO3_IT.pdf" text:style-name="Internet_20_link" text:visited-style-name="Visited_20_Internet_20_Link"><text:span text:style-name="T3">https://stationdocu.slf.ch/pdf/IMIS_KLO3_IT.pdf</text:span></text:a></text:p>
        </text:list-item>
        <text:list-item>
          <text:p text:style-name="P130"><text:span text:style-name="T3">Scheda: </text:span><text:a xlink:type="simple" xlink:href="https://whiterisk.ch/it/conditions/measurements/station/IMIS/KLO3" text:style-name="Internet_20_link" text:visited-style-name="Visited_20_Internet_20_Link"><text:span text:style-name="T3">https://whiterisk.ch/it/conditions/measurements/station/IMIS/KLO3</text:span></text:a></text:p>
        </text:list-item>
        <text:list-item>
          <text:p text:style-name="P148">Coordinate: 46.841281, 9.931682</text:p>
        </text:list-item>
      </text:list>
      <text:p text:style-name="P69"><text:span text:style-name="T3"/></text:p>
      <text:p text:style-name="P69"><text:span text:style-name="T3"/></text:p>
      <text:p text:style-name="P18">Madrisa:</text:p>
      <text:list text:style-name="L21">
        <text:list-item>
          <text:p text:style-name="P131"><text:span text:style-name="T3">Anagrafica: </text:span><text:a xlink:type="simple" xlink:href="https://stationdocu.slf.ch/pdf/IMIS_KLO2_IT.pdf" text:style-name="Internet_20_link" text:visited-style-name="Visited_20_Internet_20_Link"><text:span text:style-name="T3">https://stationdocu.slf.ch/pdf/IMIS_KLO2_IT.pdf</text:span></text:a></text:p>
        </text:list-item>
        <text:list-item>
          <text:p text:style-name="P131"><text:span text:style-name="T3">Scheda: </text:span><text:a xlink:type="simple" xlink:href="https://whiterisk.ch/it/conditions/measurements/station/IMIS/KLO2" text:style-name="Internet_20_link" text:visited-style-name="Visited_20_Internet_20_Link"><text:span text:style-name="T3">https://whiterisk.ch/it/conditions/measurements/station/IMIS/KLO2</text:span></text:a></text:p>
        </text:list-item>
        <text:list-item>
          <text:p text:style-name="P149">Coordinate: </text:p>
        </text:list-item>
      </text:list>
      <text:p text:style-name="P70"><text:span text:style-name="T3"/></text:p>
      <text:p text:style-name="P70"><text:span text:style-name="T3"/></text:p>
      <text:p text:style-name="P18">Gandegg:</text:p>
      <text:list text:style-name="L22">
        <text:list-item>
          <text:p text:style-name="P132"><text:span text:style-name="T3">Anagrafica: </text:span><text:a xlink:type="simple" xlink:href="https://stationdocu.slf.ch/pdf/IMIS_GAN2_IT.pdf" text:style-name="Internet_20_link" text:visited-style-name="Visited_20_Internet_20_Link"><text:span text:style-name="T3">https://stationdocu.slf.ch/pdf/IMIS_GAN2_IT.pdf</text:span></text:a></text:p>
        </text:list-item>
        <text:list-item>
          <text:p text:style-name="P132"><text:span text:style-name="T3">Scheda: </text:span><text:a xlink:type="simple" xlink:href="https://whiterisk.ch/it/conditions/measurements/station/IMIS/GAN2" text:style-name="Internet_20_link" text:visited-style-name="Visited_20_Internet_20_Link"><text:span text:style-name="T3">https://whiterisk.ch/it/conditions/measurements/station/IMIS/GAN2</text:span></text:a></text:p>
        </text:list-item>
        <text:list-item>
          <text:p text:style-name="P150">Coordinate: 46.429260, 7.760604</text:p>
        </text:list-item>
      </text:list>
      <text:p text:style-name="P70"><text:span text:style-name="T3"/></text:p>
      <text:p text:style-name="P70"><text:span text:style-name="T3"/></text:p>
      <text:p text:style-name="P19">Chiematte:</text:p>
      <text:list text:style-name="L23">
        <text:list-item>
          <text:p text:style-name="P133"><text:span text:style-name="T3">Anagrafica: </text:span><text:a xlink:type="simple" xlink:href="https://stationdocu.slf.ch/pdf/IMIS_MUN2_IT.pdf" text:style-name="Internet_20_link" text:visited-style-name="Visited_20_Internet_20_Link"><text:span text:style-name="T3">https://stationdocu.slf.ch/pdf/IMIS_MUN2_IT.pdf</text:span></text:a></text:p>
        </text:list-item>
        <text:list-item>
          <text:p text:style-name="P133"><text:span text:style-name="T3">Scheda: </text:span><text:a xlink:type="simple" xlink:href="https://whiterisk.ch/it/conditions/measurements/station/IMIS/MUN2" text:style-name="Internet_20_link" text:visited-style-name="Visited_20_Internet_20_Link"><text:span text:style-name="T3">https://whiterisk.ch/it/conditions/measurements/station/IMIS/MUN2</text:span></text:a></text:p>
        </text:list-item>
        <text:list-item>
          <text:p text:style-name="P151">Coordinate: 46.333066, 7.925200</text:p>
        </text:list-item>
      </text:list>
      <text:p text:style-name="P71"><text:span text:style-name="T3"/></text:p>
      <text:p text:style-name="P71"><text:span text:style-name="T3"/></text:p>
      <text:p text:style-name="P19">Rupperslaui:</text:p>
      <text:list text:style-name="L24">
        <text:list-item>
          <text:p text:style-name="P134"><text:span text:style-name="T3">Anagrafica: </text:span><text:a xlink:type="simple" xlink:href="https://stationdocu.slf.ch/pdf/IMIS_MUO2_IT.pdf" text:style-name="Internet_20_link" text:visited-style-name="Visited_20_Internet_20_Link"><text:span text:style-name="T3">https://stationdocu.slf.ch/pdf/IMIS_MUO2_IT.pdf</text:span></text:a></text:p>
        </text:list-item>
        <text:list-item>
          <text:p text:style-name="P134"><text:span text:style-name="T3">Scheda: </text:span><text:a xlink:type="simple" xlink:href="https://whiterisk.ch/it/conditions/measurements/station/IMIS/MUO2" text:style-name="Internet_20_link" text:visited-style-name="Visited_20_Internet_20_Link"><text:span text:style-name="T3">https://whiterisk.ch/it/conditions/measurements/station/IMIS/MUO2</text:span></text:a></text:p>
        </text:list-item>
        <text:list-item>
          <text:p text:style-name="P152">Coordinate: 46.938227, 8.745622</text:p>
        </text:list-item>
      </text:list>
      <text:p text:style-name="P71"><text:span text:style-name="T3"/></text:p>
      <text:p text:style-name="P71"><text:span text:style-name="T3"/></text:p>
      <text:p text:style-name="P71"><text:span text:style-name="T3"/></text:p>
      <text:p text:style-name="P9"><text:soft-page-break/><text:span text:style-name="T3">Mutten:</text:span></text:p>
      <text:list text:style-name="L25">
        <text:list-item>
          <text:p text:style-name="P135"><text:span text:style-name="T3">Anagrafica: </text:span><text:a xlink:type="simple" xlink:href="https://stationdocu.slf.ch/pdf/IMIS_MUT2_IT.pdf" text:style-name="Internet_20_link" text:visited-style-name="Visited_20_Internet_20_Link"><text:span text:style-name="T3">https://stationdocu.slf.ch/pdf/IMIS_MUT2_IT.pdf</text:span></text:a></text:p>
        </text:list-item>
        <text:list-item>
          <text:p text:style-name="P135"><text:span text:style-name="T3">Scheda: </text:span><text:a xlink:type="simple" xlink:href="https://whiterisk.ch/it/conditions/measurements/station/IMIS/MUT2" text:style-name="Internet_20_link" text:visited-style-name="Visited_20_Internet_20_Link"><text:span text:style-name="T3">https://whiterisk.ch/it/conditions/measurements/station/IMIS/MUT2</text:span></text:a></text:p>
        </text:list-item>
        <text:list-item>
          <text:p text:style-name="P153">Coordinate: 46.858767, 9.017492</text:p>
        </text:list-item>
      </text:list>
      <text:p text:style-name="P72"/>
      <text:p text:style-name="P72"/>
      <text:p text:style-name="P20">Triftchumme:</text:p>
      <text:list text:style-name="L26">
        <text:list-item>
          <text:p text:style-name="P154">Anagrafica: <text:a xlink:type="simple" xlink:href="https://stationdocu.slf.ch/pdf/IMIS_ZER2_EN.pdf" text:style-name="Internet_20_link" text:visited-style-name="Visited_20_Internet_20_Link">https://stationdocu.slf.ch/pdf/IMIS_ZER2_EN.pdf</text:a></text:p>
        </text:list-item>
        <text:list-item>
          <text:p text:style-name="P154">Scheda: <text:a xlink:type="simple" xlink:href="https://whiterisk.ch/en/conditions/measurements/station/IMIS/ZER2" text:style-name="Internet_20_link" text:visited-style-name="Visited_20_Internet_20_Link">https://whiterisk.ch/en/conditions/measurements/station/IMIS/ZER2</text:a></text:p>
        </text:list-item>
        <text:list-item>
          <text:p text:style-name="P154">Coordinate: 46.042165, 7.727385</text:p>
        </text:list-item>
      </text:list>
      <text:p text:style-name="P73"/>
      <text:p text:style-name="P73"/>
      <text:p text:style-name="P20">Alpetta:</text:p>
      <text:list text:style-name="L27">
        <text:list-item>
          <text:p text:style-name="P155">Anagrafica: <text:a xlink:type="simple" xlink:href="https://stationdocu.slf.ch/pdf/IMIS_VIN2_EN.pdf" text:style-name="Internet_20_link" text:visited-style-name="Visited_20_Internet_20_Link">https://stationdocu.slf.ch/pdf/IMIS_VIN2_EN.pdf</text:a></text:p>
        </text:list-item>
        <text:list-item>
          <text:p text:style-name="P155">Scheda: <text:a xlink:type="simple" xlink:href="https://whiterisk.ch/en/conditions/measurements/station/IMIS/VIN2" text:style-name="Internet_20_link" text:visited-style-name="Visited_20_Internet_20_Link">https://whiterisk.ch/en/conditions/measurements/station/IMIS/VIN2</text:a></text:p>
        </text:list-item>
        <text:list-item>
          <text:p text:style-name="P155">Coordinate: 46.931772, 10.442867</text:p>
        </text:list-item>
      </text:list>
      <text:p text:style-name="P73"/>
      <text:p text:style-name="P73"/>
      <text:p text:style-name="P21">Alp Calasa:</text:p>
      <text:list text:style-name="L28">
        <text:list-item>
          <text:p text:style-name="P156">Anagrafica: <text:a xlink:type="simple" xlink:href="https://stationdocu.slf.ch/pdf/IMIS_VLS2_EN.pdf" text:style-name="Internet_20_link" text:visited-style-name="Visited_20_Internet_20_Link">https://stationdocu.slf.ch/pdf/IMIS_VLS2_EN.pdf</text:a></text:p>
        </text:list-item>
        <text:list-item>
          <text:p text:style-name="P156">Scheda: <text:a xlink:type="simple" xlink:href="https://whiterisk.ch/en/conditions/measurements/station/IMIS/VLS2" text:style-name="Internet_20_link" text:visited-style-name="Visited_20_Internet_20_Link">https://whiterisk.ch/en/conditions/measurements/station/IMIS/VLS2</text:a></text:p>
        </text:list-item>
        <text:list-item>
          <text:p text:style-name="P156">Coordinate: 46.674406, 9.205254</text:p>
        </text:list-item>
      </text:list>
      <text:p text:style-name="P74"/>
      <text:p text:style-name="P74"/>
      <text:p text:style-name="P22">Giltnasen:</text:p>
      <text:list text:style-name="L29">
        <text:list-item>
          <text:p text:style-name="P157">Anagrafica: <text:a xlink:type="simple" xlink:href="https://stationdocu.slf.ch/pdf/IMIS_URS2_EN.pdf" text:style-name="Internet_20_link" text:visited-style-name="Visited_20_Internet_20_Link">https://stationdocu.slf.ch/pdf/IMIS_URS2_EN.pdf</text:a></text:p>
        </text:list-item>
        <text:list-item>
          <text:p text:style-name="P157">Scheda: <text:a xlink:type="simple" xlink:href="https://whiterisk.ch/en/conditions/measurements/station/IMIS/URS2" text:style-name="Internet_20_link" text:visited-style-name="Visited_20_Internet_20_Link">https://whiterisk.ch/en/conditions/measurements/station/IMIS/URS2</text:a></text:p>
        </text:list-item>
        <text:list-item>
          <text:p text:style-name="P157">Coordinate: 46.586791, 8.513848</text:p>
        </text:list-item>
      </text:list>
      <text:p text:style-name="P75"/>
      <text:p text:style-name="P75"/>
      <text:p text:style-name="P23">Les Collines:</text:p>
      <text:list text:style-name="L30">
        <text:list-item>
          <text:p text:style-name="P158">Anagrafica: <text:a xlink:type="simple" xlink:href="https://stationdocu.slf.ch/pdf/IMIS_ILI2_EN.pdf" text:style-name="Internet_20_link" text:visited-style-name="Visited_20_Internet_20_Link">https://stationdocu.slf.ch/pdf/IMIS_ILI2_EN.pdf</text:a></text:p>
        </text:list-item>
        <text:list-item>
          <text:p text:style-name="P158">Scheda: <text:a xlink:type="simple" xlink:href="https://whiterisk.ch/en/conditions/measurements/station/IMIS/ILI2" text:style-name="Internet_20_link" text:visited-style-name="Visited_20_Internet_20_Link">https://whiterisk.ch/en/conditions/measurements/station/IMIS/ILI2</text:a></text:p>
        </text:list-item>
        <text:list-item>
          <text:p text:style-name="P158">Coordinate: 46.191362, 6.827786</text:p>
        </text:list-item>
      </text:list>
      <text:p text:style-name="P76"/>
      <text:p text:style-name="P76"/>
      <text:p text:style-name="P24">Wenghorn:</text:p>
      <text:list text:style-name="L31">
        <text:list-item>
          <text:p text:style-name="P159">Anagrafica: <text:a xlink:type="simple" xlink:href="https://stationdocu.slf.ch/pdf/IMIS_SPN3_EN.pdf" text:style-name="Internet_20_link" text:visited-style-name="Visited_20_Internet_20_Link">https://stationdocu.slf.ch/pdf/IMIS_SPN3_EN.pdf</text:a></text:p>
        </text:list-item>
        <text:list-item>
          <text:p text:style-name="P159">Scheda: <text:a xlink:type="simple" xlink:href="https://whiterisk.ch/en/conditions/measurements/station/IMIS/SPN3" text:style-name="Internet_20_link" text:visited-style-name="Visited_20_Internet_20_Link">https://whiterisk.ch/en/conditions/measurements/station/IMIS/SPN3</text:a></text:p>
        </text:list-item>
        <text:list-item>
          <text:p text:style-name="P159">Coordinate: 46.178011, 8.045158</text:p>
        </text:list-item>
      </text:list>
      <text:p text:style-name="P77"/>
      <text:p text:style-name="P77"/>
      <text:p text:style-name="P24">Turliboden:</text:p>
      <text:list text:style-name="L32">
        <text:list-item>
          <text:p text:style-name="P160">Anagrafica: <text:a xlink:type="simple" xlink:href="https://stationdocu.slf.ch/pdf/IMIS_SCH2_EN.pdf" text:style-name="Internet_20_link" text:visited-style-name="Visited_20_Internet_20_Link">https://stationdocu.slf.ch/pdf/IMIS_SCH2_EN.pdf</text:a></text:p>
        </text:list-item>
        <text:list-item>
          <text:p text:style-name="P160">Scheda: <text:a xlink:type="simple" xlink:href="https://whiterisk.ch/en/conditions/measurements/station/IMIS/SCH2" text:style-name="Internet_20_link" text:visited-style-name="Visited_20_Internet_20_Link">https://whiterisk.ch/en/conditions/measurements/station/IMIS/SCH2</text:a></text:p>
        </text:list-item>
        <text:list-item>
          <text:p text:style-name="P160">Coordinate: 46.576902, 7.834753</text:p>
        </text:list-item>
      </text:list>
      <text:p text:style-name="P77"/>
      <text:p text:style-name="P77"/>
      <text:p text:style-name="P77"/>
      <text:p text:style-name="P77"/>
      <text:p text:style-name="P24"><text:soft-page-break/>Alpler Tor:</text:p>
      <text:list text:style-name="L33">
        <text:list-item>
          <text:p text:style-name="P161">Anagrafica: <text:a xlink:type="simple" xlink:href="https://stationdocu.slf.ch/pdf/IMIS_SCA3_EN.pdf" text:style-name="Internet_20_link" text:visited-style-name="Visited_20_Internet_20_Link">https://stationdocu.slf.ch/pdf/IMIS_SCA3_EN.pdf</text:a></text:p>
        </text:list-item>
        <text:list-item>
          <text:p text:style-name="P161">Scheda: <text:a xlink:type="simple" xlink:href="https://whiterisk.ch/en/conditions/measurements/station/IMIS/SCA3" text:style-name="Internet_20_link" text:visited-style-name="Visited_20_Internet_20_Link">https://whiterisk.ch/en/conditions/measurements/station/IMIS/SCA3</text:a></text:p>
        </text:list-item>
        <text:list-item>
          <text:p text:style-name="P162">Coordinate: 46.891536, 8.779544</text:p>
        </text:list-item>
      </text:list>
      <text:p text:style-name="P78"/>
      <text:p text:style-name="P78"/>
      <text:p text:style-name="P25">Seewli:</text:p>
      <text:list text:style-name="L34">
        <text:list-item>
          <text:p text:style-name="P163">Anagrafica: <text:a xlink:type="simple" xlink:href="https://stationdocu.slf.ch/pdf/IMIS_SCA2_EN.pdf" text:style-name="Internet_20_link" text:visited-style-name="Visited_20_Internet_20_Link">https://stationdocu.slf.ch/pdf/IMIS_SCA2_EN.pdf</text:a></text:p>
        </text:list-item>
        <text:list-item>
          <text:p text:style-name="P163">Scheda: <text:a xlink:type="simple" xlink:href="https://whiterisk.ch/en/conditions/measurements/station/IMIS/SCA2" text:style-name="Internet_20_link" text:visited-style-name="Visited_20_Internet_20_Link">https://whiterisk.ch/en/conditions/measurements/station/IMIS/SCA2</text:a></text:p>
        </text:list-item>
        <text:list-item>
          <text:p text:style-name="P163">Coordinate: 46.812956, 8.717340</text:p>
        </text:list-item>
      </text:list>
      <text:p text:style-name="P78"/>
      <text:p text:style-name="P78"/>
      <text:p text:style-name="P25">Ravaischer Salaas:</text:p>
      <text:list text:style-name="L35">
        <text:list-item>
          <text:p text:style-name="P164">Anagrafica: <text:a xlink:type="simple" xlink:href="https://stationdocu.slf.ch/pdf/IMIS_SMN2_EN.pdf" text:style-name="Internet_20_link" text:visited-style-name="Visited_20_Internet_20_Link">https://stationdocu.slf.ch/pdf/IMIS_SMN2_EN.pdf</text:a></text:p>
        </text:list-item>
        <text:list-item>
          <text:p text:style-name="P164">Scheda: <text:a xlink:type="simple" xlink:href="https://whiterisk.ch/en/conditions/measurements/station/IMIS/SMN2" text:style-name="Internet_20_link" text:visited-style-name="Visited_20_Internet_20_Link">https://whiterisk.ch/en/conditions/measurements/station/IMIS/SMN2</text:a></text:p>
        </text:list-item>
        <text:list-item>
          <text:p text:style-name="P164">Coordinate: 46.956379, 10.338342</text:p>
        </text:list-item>
      </text:list>
      <text:p text:style-name="P78"/>
      <text:p text:style-name="P78"/>
      <text:p text:style-name="P26">Orzival:</text:p>
      <text:list text:style-name="L36">
        <text:list-item>
          <text:p text:style-name="P165">Anagrafica: <text:a xlink:type="simple" xlink:href="https://stationdocu.slf.ch/pdf/IMIS_ANV2_EN.pdf" text:style-name="Internet_20_link" text:visited-style-name="Visited_20_Internet_20_Link">https://stationdocu.slf.ch/pdf/IMIS_ANV2_EN.pdf</text:a></text:p>
        </text:list-item>
        <text:list-item>
          <text:p text:style-name="P165">Scheda: <text:a xlink:type="simple" xlink:href="https://whiterisk.ch/en/conditions/measurements/station/IMIS/ANV2" text:style-name="Internet_20_link" text:visited-style-name="Visited_20_Internet_20_Link">https://whiterisk.ch/en/conditions/measurements/station/IMIS/ANV2</text:a></text:p>
        </text:list-item>
        <text:list-item>
          <text:p text:style-name="P165">Coordinate: 46.188279, 7.535363</text:p>
        </text:list-item>
      </text:list>
      <text:p text:style-name="P79"/>
      <text:p text:style-name="P79"/>
      <text:p text:style-name="P26">Chenau:</text:p>
      <text:list text:style-name="L37">
        <text:list-item>
          <text:p text:style-name="P166">Anagrafica: <text:a xlink:type="simple" xlink:href="https://stationdocu.slf.ch/pdf/IMIS_ALI2_EN.pdf" text:style-name="Internet_20_link" text:visited-style-name="Visited_20_Internet_20_Link">https://stationdocu.slf.ch/pdf/IMIS_ALI2_EN.pdf</text:a></text:p>
        </text:list-item>
        <text:list-item>
          <text:p text:style-name="P166">Scheda: <text:a xlink:type="simple" xlink:href="https://whiterisk.ch/en/conditions/measurements/station/IMIS/ALI2" text:style-name="Internet_20_link" text:visited-style-name="Visited_20_Internet_20_Link">https://whiterisk.ch/en/conditions/measurements/station/IMIS/ALI2</text:a></text:p>
        </text:list-item>
        <text:list-item>
          <text:p text:style-name="P166">Coordinate: 46.488595, 6.993254</text:p>
        </text:list-item>
      </text:list>
      <text:p text:style-name="P79"/>
      <text:p text:style-name="P79"/>
      <text:p text:style-name="P27">Donin du Jour:</text:p>
      <text:list text:style-name="L38">
        <text:list-item>
          <text:p text:style-name="P167">Anagrafica: <text:a xlink:type="simple" xlink:href="https://stationdocu.slf.ch/pdf/IMIS_VDS2_EN.pdf" text:style-name="Internet_20_link" text:visited-style-name="Visited_20_Internet_20_Link">https://stationdocu.slf.ch/pdf/IMIS_VDS2_EN.pdf</text:a></text:p>
        </text:list-item>
        <text:list-item>
          <text:p text:style-name="P167">Scheda: <text:a xlink:type="simple" xlink:href="https://whiterisk.ch/en/conditions/measurements/station/IMIS/VDS2" text:style-name="Internet_20_link" text:visited-style-name="Visited_20_Internet_20_Link">https://whiterisk.ch/en/conditions/measurements/station/IMIS/VDS2</text:a></text:p>
        </text:list-item>
        <text:list-item>
          <text:p text:style-name="P167">Coordinate: 46.321519, 7.367506</text:p>
        </text:list-item>
      </text:list>
      <text:p text:style-name="P80"/>
      <text:p text:style-name="P80"/>
      <text:p text:style-name="P27">Breona:</text:p>
      <text:list text:style-name="L39">
        <text:list-item>
          <text:p text:style-name="P168">Anagrafica: <text:a xlink:type="simple" xlink:href="https://stationdocu.slf.ch/pdf/IMIS_ARO3_EN.pdf" text:style-name="Internet_20_link" text:visited-style-name="Visited_20_Internet_20_Link">https://stationdocu.slf.ch/pdf/IMIS_ARO3_EN.pdf</text:a></text:p>
        </text:list-item>
        <text:list-item>
          <text:p text:style-name="P168">Scheda: <text:a xlink:type="simple" xlink:href="https://whiterisk.ch/en/conditions/measurements/station/IMIS/ARO3" text:style-name="Internet_20_link" text:visited-style-name="Visited_20_Internet_20_Link">https://whiterisk.ch/en/conditions/measurements/station/IMIS/ARO3</text:a></text:p>
        </text:list-item>
        <text:list-item>
          <text:p text:style-name="P168">Coordinate: 46.08<text:span text:style-name="T5">7417</text:span>, <text:span text:style-name="T5">7.562049</text:span></text:p>
        </text:list-item>
      </text:list>
      <text:p text:style-name="P80"/>
      <text:p text:style-name="P80"/>
      <text:p text:style-name="P80"/>
      <text:p text:style-name="P80"/>
      <text:p text:style-name="P28">Cassinello:</text:p>
      <text:list text:style-name="L40">
        <text:list-item>
          <text:p text:style-name="P169">Anagrafica: <text:a xlink:type="simple" xlink:href="https://stationdocu.slf.ch/pdf/IMIS_BED3_EN.pdf" text:style-name="Internet_20_link" text:visited-style-name="Visited_20_Internet_20_Link">https://stationdocu.slf.ch/pdf/IMIS_BED3_EN.pdf</text:a></text:p>
        </text:list-item>
        <text:list-item>
          <text:p text:style-name="P169">Scheda: <text:a xlink:type="simple" xlink:href="https://stationdocu.slf.ch/pdf/IMIS_BED3_EN.pdf" text:style-name="Internet_20_link" text:visited-style-name="Visited_20_Internet_20_Link">https://stationdocu.slf.ch/pdf/IMIS_BED3_EN.pdf</text:a></text:p>
        </text:list-item>
        <text:list-item>
          <text:p text:style-name="P169">Coordinate: 46.491160, 8.521907</text:p>
        </text:list-item>
      </text:list>
      <text:p text:style-name="P81"/>
      <text:p text:style-name="P81"/>
      <text:p text:style-name="P28"><text:soft-page-break/>Rotschalp:</text:p>
      <text:list text:style-name="L41">
        <text:list-item>
          <text:p text:style-name="P170">Anagrafica: <text:a xlink:type="simple" xlink:href="https://stationdocu.slf.ch/pdf/IMIS_ROA2_EN.pdf" text:style-name="Internet_20_link" text:visited-style-name="Visited_20_Internet_20_Link">https://stationdocu.slf.ch/pdf/IMIS_ROA2_EN.pdf</text:a></text:p>
        </text:list-item>
        <text:list-item>
          <text:p text:style-name="P170">Scheda: <text:a xlink:type="simple" xlink:href="https://whiterisk.ch/en/conditions/measurements/station/IMIS/ROA2" text:style-name="Internet_20_link" text:visited-style-name="Visited_20_Internet_20_Link">https://whiterisk.ch/en/conditions/measurements/station/IMIS/ROA2</text:a></text:p>
        </text:list-item>
        <text:list-item>
          <text:p text:style-name="P170">Coordinate: 46.774324, 7.993945</text:p>
        </text:list-item>
      </text:list>
      <text:p text:style-name="P81"/>
      <text:p text:style-name="P81"/>
      <text:p text:style-name="P29">Pierre Fendues:</text:p>
      <text:list text:style-name="L42">
        <text:list-item>
          <text:p text:style-name="P171">Anagrafica: <text:a xlink:type="simple" xlink:href="https://stationdocu.slf.ch/pdf/IMIS_CHA2_EN.pdf" text:style-name="Internet_20_link" text:visited-style-name="Visited_20_Internet_20_Link">https://stationdocu.slf.ch/pdf/IMIS_CHA2_EN.pdf</text:a></text:p>
        </text:list-item>
        <text:list-item>
          <text:p text:style-name="P171">Scheda: <text:a xlink:type="simple" xlink:href="https://whiterisk.ch/en/conditions/measurements/station/IMIS/CHA2" text:style-name="Internet_20_link" text:visited-style-name="Visited_20_Internet_20_Link">https://whiterisk.ch/en/conditions/measurements/station/IMIS/CHA2</text:a></text:p>
        </text:list-item>
        <text:list-item>
          <text:p text:style-name="P171">Coordinate: 46.<text:span text:style-name="T6">376982, 7.163988</text:span></text:p>
        </text:list-item>
      </text:list>
      <text:p text:style-name="P82"/>
      <text:p text:style-name="P82"/>
      <text:p text:style-name="P29">Etang de Trente Pas:</text:p>
      <text:list text:style-name="L43">
        <text:list-item>
          <text:p text:style-name="P172">Anagrafica: <text:a xlink:type="simple" xlink:href="https://stationdocu.slf.ch/pdf/IMIS_CON2_EN.pdf" text:style-name="Internet_20_link" text:visited-style-name="Visited_20_Internet_20_Link">https://stationdocu.slf.ch/pdf/IMIS_CON2_EN.pdf</text:a></text:p>
        </text:list-item>
        <text:list-item>
          <text:p text:style-name="P172">Scheda: <text:a xlink:type="simple" xlink:href="https://whiterisk.ch/en/conditions/measurements/station/IMIS/CON2" text:style-name="Internet_20_link" text:visited-style-name="Visited_20_Internet_20_Link">https://whiterisk.ch/en/conditions/measurements/station/IMIS/CON2</text:a></text:p>
        </text:list-item>
        <text:list-item>
          <text:p text:style-name="P172">Coordinate: 46.289739, 7.274190</text:p>
        </text:list-item>
      </text:list>
      <text:p text:style-name="P82"/>
      <text:p text:style-name="P82"/>
      <text:p text:style-name="P29">Barentalli:</text:p>
      <text:list text:style-name="L44">
        <text:list-item>
          <text:p text:style-name="P173">Anagrafica: <text:a xlink:type="simple" xlink:href="https://stationdocu.slf.ch/pdf/IMIS_DAV2_EN.pdf" text:style-name="Internet_20_link" text:visited-style-name="Visited_20_Internet_20_Link">https://stationdocu.slf.ch/pdf/IMIS_DAV2_EN.pdf</text:a></text:p>
        </text:list-item>
        <text:list-item>
          <text:p text:style-name="P173">Scheda: <text:a xlink:type="simple" xlink:href="https://whiterisk.ch/en/conditions/measurements/station/IMIS/DAV2" text:style-name="Internet_20_link" text:visited-style-name="Visited_20_Internet_20_Link">https://whiterisk.ch/en/conditions/measurements/station/IMIS/DAV2</text:a></text:p>
        </text:list-item>
        <text:list-item>
          <text:p text:style-name="P173">Coordinate: 46.698895, 9.819411</text:p>
        </text:list-item>
      </text:list>
      <text:p text:style-name="P82"/>
      <text:p text:style-name="P82"/>
      <text:p text:style-name="P30">Hanengretji:</text:p>
      <text:list text:style-name="L45">
        <text:list-item>
          <text:p text:style-name="P174">Anagrafica: <text:a xlink:type="simple" xlink:href="https://stationdocu.slf.ch/pdf/IMIS_DAV3_EN.pdf" text:style-name="Internet_20_link" text:visited-style-name="Visited_20_Internet_20_Link">https://stationdocu.slf.ch/pdf/IMIS_DAV3_EN.pdf</text:a></text:p>
        </text:list-item>
        <text:list-item>
          <text:p text:style-name="P174">Scheda: <text:a xlink:type="simple" xlink:href="https://whiterisk.ch/en/conditions/measurements/station/IMIS/DAV3" text:style-name="Internet_20_link" text:visited-style-name="Visited_20_Internet_20_Link">https://whiterisk.ch/en/conditions/measurements/station/IMIS/DAV3</text:a></text:p>
        </text:list-item>
        <text:list-item>
          <text:p text:style-name="P174">Coordinate: 46.788842, 9.773994</text:p>
        </text:list-item>
      </text:list>
      <text:p text:style-name="P83"/>
      <text:p text:style-name="P83"/>
      <text:p text:style-name="P30">Kreuzweg:</text:p>
      <text:list text:style-name="L46">
        <text:list-item>
          <text:p text:style-name="P175">Anagrafica: <text:a xlink:type="simple" xlink:href="https://stationdocu.slf.ch/pdf/IMIS_PAR2_EN.pdf" text:style-name="Internet_20_link" text:visited-style-name="Visited_20_Internet_20_Link">https://stationdocu.slf.ch/pdf/IMIS_PAR2_EN.pdf</text:a></text:p>
        </text:list-item>
        <text:list-item>
          <text:p text:style-name="P175">Scheda: <text:a xlink:type="simple" xlink:href="https://whiterisk.ch/en/conditions/measurements/station/IMIS/PAR2" text:style-name="Internet_20_link" text:visited-style-name="Visited_20_Internet_20_Link">https://whiterisk.ch/en/conditions/measurements/station/IMIS/PAR2</text:a></text:p>
        </text:list-item>
        <text:list-item>
          <text:p text:style-name="P175">Coordinate: 46.851722, 9.804839</text:p>
        </text:list-item>
      </text:list>
      <text:p text:style-name="P83"/>
      <text:p text:style-name="P83"/>
      <text:p text:style-name="P31">Preda:</text:p>
      <text:list text:style-name="L47">
        <text:list-item>
          <text:p text:style-name="P176">Anagrafica: <text:a xlink:type="simple" xlink:href="https://stationdocu.slf.ch/pdf/IMIS_DTR2_EN.pdf" text:style-name="Internet_20_link" text:visited-style-name="Visited_20_Internet_20_Link">https://stationdocu.slf.ch/pdf/IMIS_DTR2_EN.pdf</text:a></text:p>
        </text:list-item>
        <text:list-item>
          <text:p text:style-name="P176">Scheda: <text:a xlink:type="simple" xlink:href="https://whiterisk.ch/en/conditions/measurements/station/IMIS/DTR2" text:style-name="Internet_20_link" text:visited-style-name="Visited_20_Internet_20_Link">https://whiterisk.ch/en/conditions/measurements/station/IMIS/DTR2</text:a></text:p>
        </text:list-item>
        <text:list-item>
          <text:p text:style-name="P176">Coordinate: 46.542856, 8.869067</text:p>
        </text:list-item>
      </text:list>
      <text:p text:style-name="P84"/>
      <text:p text:style-name="P84"/>
      <text:p text:style-name="P31">Flesch:</text:p>
      <text:list text:style-name="L48">
        <text:list-item>
          <text:p text:style-name="P177">Anagrafica: <text:a xlink:type="simple" xlink:href="https://stationdocu.slf.ch/pdf/IMIS_EGH2_EN.pdf" text:style-name="Internet_20_link" text:visited-style-name="Visited_20_Internet_20_Link">https://stationdocu.slf.ch/pdf/IMIS_EGH2_EN.pdf</text:a></text:p>
        </text:list-item>
        <text:list-item>
          <text:p text:style-name="P177">Scheda: <text:a xlink:type="simple" xlink:href="https://whiterisk.ch/en/conditions/measurements/station/IMIS/EGH2" text:style-name="Internet_20_link" text:visited-style-name="Visited_20_Internet_20_Link">https://whiterisk.ch/en/conditions/measurements/station/IMIS/EGH2</text:a></text:p>
        </text:list-item>
        <text:list-item>
          <text:p text:style-name="P177">Coordinate: 46.416793, 8.091695</text:p>
        </text:list-item>
      </text:list>
      <text:p text:style-name="P84"/>
      <text:p text:style-name="P84"/>
      <text:p text:style-name="P84"/>
      <text:p text:style-name="P84"/>
      <text:p text:style-name="P32"><text:soft-page-break/>Tschitta:</text:p>
      <text:list text:style-name="L49">
        <text:list-item>
          <text:p text:style-name="P178">Scheda: https://stationdocu.slf.ch/pdf/IMIS_ELA2_EN.pdf</text:p>
        </text:list-item>
        <text:list-item>
          <text:p text:style-name="P178">Anagrafica: <text:a xlink:type="simple" xlink:href="https://whiterisk.ch/en/conditions/measurements/station/IMIS/ELA2" text:style-name="Internet_20_link" text:visited-style-name="Visited_20_Internet_20_Link">https://whiterisk.ch/en/conditions/measurements/station/IMIS/ELA2</text:a></text:p>
        </text:list-item>
        <text:list-item>
          <text:p text:style-name="P178">Coordinate: 46.591417, 9.714702</text:p>
        </text:list-item>
      </text:list>
      <text:p text:style-name="P85"/>
      <text:p text:style-name="P85"/>
      <text:p text:style-name="P33">Efra:</text:p>
      <text:list text:style-name="L50">
        <text:list-item>
          <text:p text:style-name="P179">Scheda: <text:a xlink:type="simple" xlink:href="https://stationdocu.slf.ch/pdf/IMIS_FRA2_EN.pdf" text:style-name="Internet_20_link" text:visited-style-name="Visited_20_Internet_20_Link">https://stationdocu.slf.ch/pdf/IMIS_FRA2_EN.pdf</text:a></text:p>
        </text:list-item>
        <text:list-item>
          <text:p text:style-name="P179">Anagrafica: <text:a xlink:type="simple" xlink:href="https://whiterisk.ch/en/conditions/measurements/station/IMIS/FRA2" text:style-name="Internet_20_link" text:visited-style-name="Visited_20_Internet_20_Link">https://whiterisk.ch/en/conditions/measurements/station/IMIS/FRA2</text:a></text:p>
        </text:list-item>
        <text:list-item>
          <text:p text:style-name="P179">Coordinate: 46.338227, 8.853172</text:p>
        </text:list-item>
      </text:list>
      <text:p text:style-name="P86"/>
      <text:p text:style-name="P86"/>
      <text:p text:style-name="P33">Elsige:</text:p>
      <text:list text:style-name="L51">
        <text:list-item>
          <text:p text:style-name="P180">Scheda: <text:a xlink:type="simple" xlink:href="https://stationdocu.slf.ch/pdf/IMIS_ELS2_EN.pdf" text:style-name="Internet_20_link" text:visited-style-name="Visited_20_Internet_20_Link">https://stationdocu.slf.ch/pdf/IMIS_ELS2_EN.pdf</text:a></text:p>
        </text:list-item>
        <text:list-item>
          <text:p text:style-name="P180">Anagrafica: <text:a xlink:type="simple" xlink:href="https://whiterisk.ch/en/conditions/measurements/station/IMIS/ELS2" text:style-name="Internet_20_link" text:visited-style-name="Visited_20_Internet_20_Link">https://whiterisk.ch/en/conditions/measurements/station/IMIS/ELS2</text:a></text:p>
        </text:list-item>
        <text:list-item>
          <text:p text:style-name="P180">Coordinate: 46.529601, 7.641645</text:p>
        </text:list-item>
      </text:list>
      <text:p text:style-name="P86"/>
      <text:p text:style-name="P86"/>
      <text:p text:style-name="P34">Ottere:</text:p>
      <text:list text:style-name="L52">
        <text:list-item>
          <text:p text:style-name="P181">Scheda: <text:a xlink:type="simple" xlink:href="https://stationdocu.slf.ch/pdf/IMIS_OTT2_EN.pdf" text:style-name="Internet_20_link" text:visited-style-name="Visited_20_Internet_20_Link">https://stationdocu.slf.ch/pdf/IMIS_OTT2_EN.pdf</text:a></text:p>
        </text:list-item>
        <text:list-item>
          <text:p text:style-name="P181">Anagrafica: <text:a xlink:type="simple" xlink:href="https://whiterisk.ch/en/conditions/measurements/station/IMIS/OTT2" text:style-name="Internet_20_link" text:visited-style-name="Visited_20_Internet_20_Link">https://whiterisk.ch/en/conditions/measurements/station/IMIS/OTT2</text:a></text:p>
        </text:list-item>
        <text:list-item>
          <text:p text:style-name="P181">Coordinate: 46.539704, 7.561636</text:p>
        </text:list-item>
      </text:list>
      <text:p text:style-name="P87"/>
      <text:p text:style-name="P87"/>
      <text:p text:style-name="P35">Grand Cor:</text:p>
      <text:list text:style-name="L53">
        <text:list-item>
          <text:p text:style-name="P182">Scheda: <text:a xlink:type="simple" xlink:href="https://stationdocu.slf.ch/pdf/IMIS_FUL2_EN.pdf" text:style-name="Internet_20_link" text:visited-style-name="Visited_20_Internet_20_Link">https://stationdocu.slf.ch/pdf/IMIS_FUL2_EN.pdf</text:a></text:p>
        </text:list-item>
        <text:list-item>
          <text:p text:style-name="P182">Anagrafica: <text:a xlink:type="simple" xlink:href="https://whiterisk.ch/en/conditions/measurements/station/IMIS/FUL2" text:style-name="Internet_20_link" text:visited-style-name="Visited_20_Internet_20_Link">https://whiterisk.ch/en/conditions/measurements/station/IMIS/FUL2</text:a></text:p>
        </text:list-item>
        <text:list-item>
          <text:p text:style-name="P182">Coordinate: 46.194690, 7.089657</text:p>
        </text:list-item>
      </text:list>
      <text:p text:style-name="P88"/>
      <text:p text:style-name="P88"/>
      <text:p text:style-name="P36">Gschletteregg:</text:p>
      <text:list text:style-name="L54">
        <text:list-item>
          <text:p text:style-name="P183">Scheda: <text:a xlink:type="simple" xlink:href="https://stationdocu.slf.ch/pdf/IMIS_GAD2_EN.pdf" text:style-name="Internet_20_link" text:visited-style-name="Visited_20_Internet_20_Link">https://stationdocu.slf.ch/pdf/IMIS_GAD2_EN.pdf</text:a></text:p>
        </text:list-item>
        <text:list-item>
          <text:p text:style-name="P183">Anagrafica: <text:a xlink:type="simple" xlink:href="https://whiterisk.ch/en/conditions/measurements/station/IMIS/GAD2" text:style-name="Internet_20_link" text:visited-style-name="Visited_20_Internet_20_Link">https://whiterisk.ch/en/conditions/measurements/station/IMIS/GAD2</text:a></text:p>
        </text:list-item>
        <text:list-item>
          <text:p text:style-name="P183">Coordinate: 46.744178, 8.397488</text:p>
        </text:list-item>
      </text:list>
      <text:p text:style-name="P89"/>
      <text:p text:style-name="P89"/>
      <text:p text:style-name="P37">Guppen:</text:p>
      <text:list text:style-name="L55">
        <text:list-item>
          <text:p text:style-name="P184">Scheda: <text:a xlink:type="simple" xlink:href="https://stationdocu.slf.ch/pdf/IMIS_GLA2_EN.pdf" text:style-name="Internet_20_link" text:visited-style-name="Visited_20_Internet_20_Link">https://stationdocu.slf.ch/pdf/IMIS_GLA2_EN.pdf</text:a></text:p>
        </text:list-item>
        <text:list-item>
          <text:p text:style-name="P184">Anagrafica: <text:a xlink:type="simple" xlink:href="https://whiterisk.ch/en/conditions/measurements/station/IMIS/GLA2" text:style-name="Internet_20_link" text:visited-style-name="Visited_20_Internet_20_Link">https://whiterisk.ch/en/conditions/measurements/station/IMIS/GLA2</text:a></text:p>
        </text:list-item>
        <text:list-item>
          <text:p text:style-name="P184">Coordinate: 46.996626, 9.037588</text:p>
        </text:list-item>
      </text:list>
      <text:p text:style-name="P90"/>
      <text:p text:style-name="P90"/>
      <text:p text:style-name="P37">Bodmerchumma:</text:p>
      <text:list text:style-name="L56">
        <text:list-item>
          <text:p text:style-name="P185">Scheda: <text:a xlink:type="simple" xlink:href="https://stationdocu.slf.ch/pdf/IMIS_GOM2_EN.pdf" text:style-name="Internet_20_link" text:visited-style-name="Visited_20_Internet_20_Link">https://stationdocu.slf.ch/pdf/IMIS_GOM2_EN.pdf</text:a></text:p>
        </text:list-item>
        <text:list-item>
          <text:p text:style-name="P185">Anagrafica: <text:a xlink:type="simple" xlink:href="https://whiterisk.ch/en/conditions/measurements/station/IMIS/GOM2" text:style-name="Internet_20_link" text:visited-style-name="Visited_20_Internet_20_Link">https://whiterisk.ch/en/conditions/measurements/station/IMIS/GOM2</text:a></text:p>
        </text:list-item>
        <text:list-item>
          <text:p text:style-name="P185">Coordinate: 46.420452, 8.232508</text:p>
        </text:list-item>
      </text:list>
      <text:p text:style-name="P90"/>
      <text:p text:style-name="P90"/>
      <text:p text:style-name="P90"/>
      <text:p text:style-name="P90"/>
      <text:p text:style-name="P37"><text:soft-page-break/>Treichbode:</text:p>
      <text:list text:style-name="L57">
        <text:list-item>
          <text:p text:style-name="P186">Scheda: <text:a xlink:type="simple" xlink:href="https://stationdocu.slf.ch/pdf/IMIS_GOM3_EN.pdf" text:style-name="Internet_20_link" text:visited-style-name="Visited_20_Internet_20_Link">https://stationdocu.slf.ch/pdf/IMIS_GOM3_EN.pdf</text:a></text:p>
        </text:list-item>
        <text:list-item>
          <text:p text:style-name="P186">Anagrafica: <text:a xlink:type="simple" xlink:href="https://whiterisk.ch/en/conditions/measurements/station/IMIS/GOM3" text:style-name="Internet_20_link" text:visited-style-name="Visited_20_Internet_20_Link">https://whiterisk.ch/en/conditions/measurements/station/IMIS/GOM3</text:a></text:p>
        </text:list-item>
        <text:list-item>
          <text:p text:style-name="P186">Coordinate: 46.489137, 8.228547</text:p>
        </text:list-item>
      </text:list>
      <text:p text:style-name="P90"/>
      <text:p text:style-name="P90"/>
      <text:p text:style-name="P38">Loz:</text:p>
      <text:list text:style-name="L58">
        <text:list-item>
          <text:p text:style-name="P187">Scheda: <text:a xlink:type="simple" xlink:href="https://stationdocu.slf.ch/pdf/IMIS_GRA2_EN.pdf" text:style-name="Internet_20_link" text:visited-style-name="Visited_20_Internet_20_Link">https://stationdocu.slf.ch/pdf/IMIS_GRA2_EN.pdf</text:a></text:p>
        </text:list-item>
        <text:list-item>
          <text:p text:style-name="P187">Anagrafica: <text:a xlink:type="simple" xlink:href="https://whiterisk.ch/en/conditions/measurements/station/IMIS/GRA2" text:style-name="Internet_20_link" text:visited-style-name="Visited_20_Internet_20_Link">https://whiterisk.ch/en/conditions/measurements/station/IMIS/GRA2</text:a></text:p>
        </text:list-item>
        <text:list-item>
          <text:p text:style-name="P187">Coordinate: 46.346066, 6.783537</text:p>
        </text:list-item>
      </text:list>
      <text:p text:style-name="P91"/>
      <text:p text:style-name="P91"/>
      <text:p text:style-name="P38">Obere Meiel:</text:p>
      <text:list text:style-name="L59">
        <text:list-item>
          <text:p text:style-name="P188">Scheda: <text:a xlink:type="simple" xlink:href="https://stationdocu.slf.ch/pdf/IMIS_OBM2_EN.pdf" text:style-name="Internet_20_link" text:visited-style-name="Visited_20_Internet_20_Link">https://stationdocu.slf.ch/pdf/IMIS_OBM2_EN.pdf</text:a></text:p>
        </text:list-item>
        <text:list-item>
          <text:p text:style-name="P188">Anagrafica: <text:a xlink:type="simple" xlink:href="https://whiterisk.ch/en/conditions/measurements/station/IMIS/OBM2" text:style-name="Internet_20_link" text:visited-style-name="Visited_20_Internet_20_Link">https://whiterisk.ch/en/conditions/measurements/station/IMIS/OBM2</text:a></text:p>
        </text:list-item>
        <text:list-item>
          <text:p text:style-name="P188">Coordinate: 46.421767, 7.214379</text:p>
        </text:list-item>
      </text:list>
      <text:p text:style-name="P91"/>
      <text:p text:style-name="P91"/>
      <text:p text:style-name="P39">Wanne:</text:p>
      <text:list text:style-name="L60">
        <text:list-item>
          <text:p text:style-name="P189">Scheda: <text:a xlink:type="simple" xlink:href="https://stationdocu.slf.ch/pdf/IMIS_YBR2_EN.pdf" text:style-name="Internet_20_link" text:visited-style-name="Visited_20_Internet_20_Link">https://stationdocu.slf.ch/pdf/IMIS_YBR2_EN.pdf</text:a></text:p>
        </text:list-item>
        <text:list-item>
          <text:p text:style-name="P189">Anagrafica: <text:a xlink:type="simple" xlink:href="https://whiterisk.ch/en/conditions/measurements/station/IMIS/YBR2" text:style-name="Internet_20_link" text:visited-style-name="Visited_20_Internet_20_Link">https://whiterisk.ch/en/conditions/measurements/station/IMIS/YBR2</text:a></text:p>
        </text:list-item>
        <text:list-item>
          <text:p text:style-name="P189">Coordinate: 47.035454, 8.825428</text:p>
        </text:list-item>
      </text:list>
      <text:p text:style-name="P92"/>
      <text:p text:style-name="P92"/>
      <text:p text:style-name="P40">Bassa di Nara:</text:p>
      <text:list text:style-name="L61">
        <text:list-item>
          <text:p text:style-name="P190">Scheda: <text:a xlink:type="simple" xlink:href="https://stationdocu.slf.ch/pdf/IMIS_NAR2_EN.pdf" text:style-name="Internet_20_link" text:visited-style-name="Visited_20_Internet_20_Link">https://stationdocu.slf.ch/pdf/IMIS_NAR2_EN.pdf</text:a></text:p>
        </text:list-item>
        <text:list-item>
          <text:p text:style-name="P190">Anagrafica: <text:a xlink:type="simple" xlink:href="https://whiterisk.ch/en/conditions/measurements/station/IMIS/NAR2" text:style-name="Internet_20_link" text:visited-style-name="Visited_20_Internet_20_Link">https://whiterisk.ch/en/conditions/measurements/station/IMIS/NAR2</text:a></text:p>
        </text:list-item>
        <text:list-item>
          <text:p text:style-name="P190">Coordinate: 46.472988, 8.868646</text:p>
        </text:list-item>
      </text:list>
      <text:p text:style-name="P93"/>
      <text:p text:style-name="P93"/>
      <text:p text:style-name="P41">Mallige:</text:p>
      <text:list text:style-name="L62">
        <text:list-item>
          <text:p text:style-name="P191">Scheda: <text:a xlink:type="simple" xlink:href="https://stationdocu.slf.ch/pdf/IMIS_OBW3_EN.pdf" text:style-name="Internet_20_link" text:visited-style-name="Visited_20_Internet_20_Link">https://stationdocu.slf.ch/pdf/IMIS_OBW3_EN.pdf</text:a></text:p>
        </text:list-item>
        <text:list-item>
          <text:p text:style-name="P191">Anagrafica: <text:a xlink:type="simple" xlink:href="https://whiterisk.ch/en/conditions/measurements/station/IMIS/OBW3" text:style-name="Internet_20_link" text:visited-style-name="Visited_20_Internet_20_Link">https://whiterisk.ch/en/conditions/measurements/station/IMIS/OBW3</text:a></text:p>
        </text:list-item>
        <text:list-item>
          <text:p text:style-name="P191">Coordinate: 46.507867, 8.354475</text:p>
        </text:list-item>
      </text:list>
      <text:p text:style-name="P94"/>
      <text:p text:style-name="P94"/>
      <text:p text:style-name="P41">Murtarol:</text:p>
      <text:list text:style-name="L63">
        <text:list-item>
          <text:p text:style-name="P192">Scheda: <text:a xlink:type="simple" xlink:href="https://stationdocu.slf.ch/pdf/IMIS_OFE2_EN.pdf" text:style-name="Internet_20_link" text:visited-style-name="Visited_20_Internet_20_Link">https://stationdocu.slf.ch/pdf/IMIS_OFE2_EN.pdf</text:a></text:p>
        </text:list-item>
        <text:list-item>
          <text:p text:style-name="P192">Anagrafica: <text:a xlink:type="simple" xlink:href="https://whiterisk.ch/en/conditions/measurements/station/IMIS/OFE2" text:style-name="Internet_20_link" text:visited-style-name="Visited_20_Internet_20_Link">https://whiterisk.ch/en/conditions/measurements/station/IMIS/OFE2</text:a></text:p>
        </text:list-item>
        <text:list-item>
          <text:p text:style-name="P192">Coordinate: 46.631702, 10.289055</text:p>
        </text:list-item>
      </text:list>
      <text:p text:style-name="P94"/>
      <text:p text:style-name="P94"/>
      <text:p text:style-name="P41">Tscheppa:</text:p>
      <text:list text:style-name="L64">
        <text:list-item>
          <text:p text:style-name="P193">Scheda: <text:a xlink:type="simple" xlink:href="https://stationdocu.slf.ch/pdf/IMIS_LAG2_EN.pdf" text:style-name="Internet_20_link" text:visited-style-name="Visited_20_Internet_20_Link">https://stationdocu.slf.ch/pdf/IMIS_LAG2_EN.pdf</text:a></text:p>
        </text:list-item>
        <text:list-item>
          <text:p text:style-name="P193">Anagrafica: <text:a xlink:type="simple" xlink:href="https://whiterisk.ch/en/conditions/measurements/station/IMIS/LAG2" text:style-name="Internet_20_link" text:visited-style-name="Visited_20_Internet_20_Link">https://whiterisk.ch/en/conditions/measurements/station/IMIS/LAG2</text:a></text:p>
        </text:list-item>
        <text:list-item>
          <text:p text:style-name="P193">Coordinate: 46.451354, 9.744582</text:p>
        </text:list-item>
      </text:list>
      <text:p text:style-name="P95"/>
      <text:p text:style-name="P95"/>
      <text:p text:style-name="P95"/>
      <text:p text:style-name="P95"/>
      <text:p text:style-name="P42"><text:soft-page-break/>Ils Plauns:</text:p>
      <text:list text:style-name="L65">
        <text:list-item>
          <text:p text:style-name="P194">Scheda: <text:a xlink:type="simple" xlink:href="https://stationdocu.slf.ch/pdf/IMIS_PUZ2_EN.pdf" text:style-name="Internet_20_link" text:visited-style-name="Visited_20_Internet_20_Link">https://stationdocu.slf.ch/pdf/IMIS_PUZ2_EN.pdf</text:a></text:p>
        </text:list-item>
        <text:list-item>
          <text:p text:style-name="P194">Anagrafica: <text:a xlink:type="simple" xlink:href="https://whiterisk.ch/en/conditions/measurements/station/IMIS/PUZ2" text:style-name="Internet_20_link" text:visited-style-name="Visited_20_Internet_20_Link">https://whiterisk.ch/en/conditions/measurements/station/IMIS/PUZ2</text:a></text:p>
        </text:list-item>
        <text:list-item>
          <text:p text:style-name="P194">Coordinate: 46.626368, 8.862479</text:p>
        </text:list-item>
      </text:list>
      <text:p text:style-name="P95"/>
      <text:p text:style-name="P95"/>
      <text:p text:style-name="P43">Malliga:</text:p>
      <text:list text:style-name="L66">
        <text:list-item>
          <text:p text:style-name="P195">Scheda: <text:a xlink:type="simple" xlink:href="https://stationdocu.slf.ch/pdf/IMIS_SAA5_EN.pdf" text:style-name="Internet_20_link" text:visited-style-name="Visited_20_Internet_20_Link">https://stationdocu.slf.ch/pdf/IMIS_SAA5_EN.pdf</text:a></text:p>
        </text:list-item>
        <text:list-item>
          <text:p text:style-name="P195">Anagrafica: <text:a xlink:type="simple" xlink:href="https://whiterisk.ch/en/conditions/measurements/station/IMIS/SAA5" text:style-name="Internet_20_link" text:visited-style-name="Visited_20_Internet_20_Link">https://whiterisk.ch/en/conditions/measurements/station/IMIS/SAA5</text:a></text:p>
        </text:list-item>
        <text:list-item>
          <text:p text:style-name="P195">Coordinate: 46.127524, 7.981332</text:p>
        </text:list-item>
      </text:list>
      <text:p text:style-name="P96"/>
      <text:p text:style-name="P96"/>
      <text:p text:style-name="P44">Seetal:</text:p>
      <text:list text:style-name="L67">
        <text:list-item>
          <text:p text:style-name="P196">Scheda: <text:a xlink:type="simple" xlink:href="https://stationdocu.slf.ch/pdf/IMIS_SAA2_EN.pdf" text:style-name="Internet_20_link" text:visited-style-name="Visited_20_Internet_20_Link">https://stationdocu.slf.ch/pdf/IMIS_SAA2_EN.pdf</text:a></text:p>
        </text:list-item>
        <text:list-item>
          <text:p text:style-name="P196">Anagrafica: <text:a xlink:type="simple" xlink:href="https://whiterisk.ch/en/conditions/measurements/station/IMIS/SAA2" text:style-name="Internet_20_link" text:visited-style-name="Visited_20_Internet_20_Link">https://whiterisk.ch/en/conditions/measurements/station/IMIS/SAA2</text:a></text:p>
        </text:list-item>
        <text:list-item>
          <text:p text:style-name="P196">Coordinate: 46.171832, 7.879335</text:p>
        </text:list-item>
      </text:list>
      <text:p text:style-name="P97"/>
      <text:p text:style-name="P97"/>
      <text:p text:style-name="P45">Belalp:</text:p>
      <text:list text:style-name="L68">
        <text:list-item>
          <text:p text:style-name="P197">Scheda: <text:a xlink:type="simple" xlink:href="https://stationdocu.slf.ch/pdf/IMIS_BEL2_EN.pdf" text:style-name="Internet_20_link" text:visited-style-name="Visited_20_Internet_20_Link">https://stationdocu.slf.ch/pdf/IMIS_BEL2_EN.pdf</text:a></text:p>
        </text:list-item>
        <text:list-item>
          <text:p text:style-name="P197">Anagrafica: <text:a xlink:type="simple" xlink:href="https://whiterisk.ch/en/conditions/measurements/station/IMIS/BEL2" text:style-name="Internet_20_link" text:visited-style-name="Visited_20_Internet_20_Link">https://whiterisk.ch/en/conditions/measurements/station/IMIS/BEL2</text:a></text:p>
        </text:list-item>
        <text:list-item>
          <text:p text:style-name="P197">Coordinate: 46.394846, 7.974176</text:p>
        </text:list-item>
      </text:list>
      <text:p text:style-name="P98"/>
      <text:p text:style-name="P98"/>
      <text:p text:style-name="P45">Puoz Bass:</text:p>
      <text:list text:style-name="L69">
        <text:list-item>
          <text:p text:style-name="P198">Scheda: <text:a xlink:type="simple" xlink:href="https://stationdocu.slf.ch/pdf/IMIS_BER3_EN.pdf" text:style-name="Internet_20_link" text:visited-style-name="Visited_20_Internet_20_Link">https://stationdocu.slf.ch/pdf/IMIS_BER3_EN.pdf</text:a></text:p>
        </text:list-item>
        <text:list-item>
          <text:p text:style-name="P198">Anagrafica: <text:a xlink:type="simple" xlink:href="https://whiterisk.ch/en/conditions/measurements/station/IMIS/BER3" text:style-name="Internet_20_link" text:visited-style-name="Visited_20_Internet_20_Link">https://whiterisk.ch/en/conditions/measurements/station/IMIS/BER3</text:a></text:p>
        </text:list-item>
        <text:list-item>
          <text:p text:style-name="P198">Coordinate: 46.440905, 9.915910</text:p>
        </text:list-item>
      </text:list>
      <text:p text:style-name="P97"/>
      <text:p text:style-name="P97"/>
      <text:p text:style-name="P46">Valetta:</text:p>
      <text:list text:style-name="L70">
        <text:list-item>
          <text:p text:style-name="P199">Scheda: <text:a xlink:type="simple" xlink:href="https://stationdocu.slf.ch/pdf/IMIS_BEV2_EN.pdf" text:style-name="Internet_20_link" text:visited-style-name="Visited_20_Internet_20_Link">https://stationdocu.slf.ch/pdf/IMIS_BEV2_EN.pdf</text:a></text:p>
        </text:list-item>
        <text:list-item>
          <text:p text:style-name="P199">Anagrafica: <text:a xlink:type="simple" xlink:href="https://whiterisk.ch/en/conditions/measurements/station/IMIS/BEV2" text:style-name="Internet_20_link" text:visited-style-name="Visited_20_Internet_20_Link">https://whiterisk.ch/en/conditions/measurements/station/IMIS/BEV2</text:a></text:p>
        </text:list-item>
        <text:list-item>
          <text:p text:style-name="P199">Coordinate: 46.539539, 9.837117</text:p>
        </text:list-item>
      </text:list>
      <text:p text:style-name="P99"/>
      <text:p text:style-name="P99"/>
      <text:p text:style-name="P46">Hendar Furggu:</text:p>
      <text:list text:style-name="L71">
        <text:list-item>
          <text:p text:style-name="P200">Scheda: <text:a xlink:type="simple" xlink:href="https://stationdocu.slf.ch/pdf/IMIS_BOG2_EN.pdf" text:style-name="Internet_20_link" text:visited-style-name="Visited_20_Internet_20_Link">https://stationdocu.slf.ch/pdf/IMIS_BOG2_EN.pdf</text:a></text:p>
        </text:list-item>
        <text:list-item>
          <text:p text:style-name="P200">Anagrafica: <text:a xlink:type="simple" xlink:href="https://whiterisk.ch/en/conditions/measurements/station/IMIS/BOG2" text:style-name="Internet_20_link" text:visited-style-name="Visited_20_Internet_20_Link">https://whiterisk.ch/en/conditions/measurements/station/IMIS/BOG2</text:a></text:p>
        </text:list-item>
        <text:list-item>
          <text:p text:style-name="P200">Coordinate: 46.333790, 8.471623</text:p>
        </text:list-item>
      </text:list>
      <text:p text:style-name="P99"/>
      <text:p text:style-name="P99"/>
      <text:p text:style-name="P47">La Fuorcla – old:</text:p>
      <text:list text:style-name="L72">
        <text:list-item>
          <text:p text:style-name="P201">Scheda: <text:a xlink:type="simple" xlink:href="https://stationdocu.slf.ch/pdf/IMIS_CMA2_EN.pdf" text:style-name="Internet_20_link" text:visited-style-name="Visited_20_Internet_20_Link">https://stationdocu.slf.ch/pdf/IMIS_CMA2_EN.pdf</text:a></text:p>
        </text:list-item>
        <text:list-item>
          <text:p text:style-name="P201">Anagrafica: <text:a xlink:type="simple" xlink:href="https://whiterisk.ch/en/conditions/measurements/station/IMIS/CMA2" text:style-name="Internet_20_link" text:visited-style-name="Visited_20_Internet_20_Link">https://whiterisk.ch/en/conditions/measurements/station/IMIS/CMA2</text:a></text:p>
        </text:list-item>
        <text:list-item>
          <text:p text:style-name="P201">Coordinate: 46.846873, 9.183462</text:p>
        </text:list-item>
      </text:list>
      <text:p text:style-name="P47"/>
      <text:p text:style-name="P47"/>
      <text:p text:style-name="P47"/>
      <text:p text:style-name="P48"><text:soft-page-break/>Chuebodensee:</text:p>
      <text:list text:style-name="L73">
        <text:list-item>
          <text:p text:style-name="P202">Scheda: <text:a xlink:type="simple" xlink:href="https://stationdocu.slf.ch/pdf/IMIS_ELM2_EN.pdf" text:style-name="Internet_20_link" text:visited-style-name="Visited_20_Internet_20_Link">https://stationdocu.slf.ch/pdf/IMIS_ELM2_EN.pdf</text:a></text:p>
        </text:list-item>
        <text:list-item>
          <text:p text:style-name="P202">Anagrafica: <text:a xlink:type="simple" xlink:href="https://whiterisk.ch/en/conditions/measurements/station/IMIS/ELM2" text:style-name="Internet_20_link" text:visited-style-name="Visited_20_Internet_20_Link">https://whiterisk.ch/en/conditions/measurements/station/IMIS/ELM2</text:a></text:p>
        </text:list-item>
        <text:list-item>
          <text:p text:style-name="P202">Coordinate: 46.935611, 9.136504</text:p>
        </text:list-item>
      </text:list>
      <text:p text:style-name="P99"/>
      <text:p text:style-name="P99"/>
      <text:p text:style-name="P48">L’Ecreuleuse:</text:p>
      <text:list text:style-name="L74">
        <text:list-item>
          <text:p text:style-name="P203">Scheda: <text:a xlink:type="simple" xlink:href="https://stationdocu.slf.ch/pdf/IMIS_FNH2_EN.pdf" text:style-name="Internet_20_link" text:visited-style-name="Visited_20_Internet_20_Link">https://stationdocu.slf.ch/pdf/IMIS_FNH2_EN.pdf</text:a></text:p>
        </text:list-item>
        <text:list-item>
          <text:p text:style-name="P203">Anagrafica: <text:a xlink:type="simple" xlink:href="https://whiterisk.ch/en/conditions/measurements/station/IMIS/FNH2" text:style-name="Internet_20_link" text:visited-style-name="Visited_20_Internet_20_Link">https://whiterisk.ch/en/conditions/measurements/station/IMIS/FNH2</text:a></text:p>
        </text:list-item>
        <text:list-item>
          <text:p text:style-name="P203">Coordinate: 46.100770, 6.964078</text:p>
        </text:list-item>
      </text:list>
      <text:p text:style-name="P100"/>
      <text:p text:style-name="P100"/>
      <text:p text:style-name="P48">Fluelapass:</text:p>
      <text:list text:style-name="L75">
        <text:list-item>
          <text:p text:style-name="P204">Scheda: <text:a xlink:type="simple" xlink:href="https://stationdocu.slf.ch/pdf/IMIS_FLU2_EN.pdf" text:style-name="Internet_20_link" text:visited-style-name="Visited_20_Internet_20_Link">https://stationdocu.slf.ch/pdf/IMIS_FLU2_EN.pdf</text:a></text:p>
        </text:list-item>
        <text:list-item>
          <text:p text:style-name="P204">Anagrafica: <text:a xlink:type="simple" xlink:href="https://whiterisk.ch/en/conditions/measurements/station/IMIS/FLU2" text:style-name="Internet_20_link" text:visited-style-name="Visited_20_Internet_20_Link">https://whiterisk.ch/en/conditions/measurements/station/IMIS/FLU2</text:a></text:p>
        </text:list-item>
        <text:list-item>
          <text:p text:style-name="P204">Coordinate: 46.752732, 9.946457</text:p>
        </text:list-item>
      </text:list>
      <text:p text:style-name="P100"/>
      <text:p text:style-name="P100"/>
      <text:p text:style-name="P49">Alpe di Rod:</text:p>
      <text:list text:style-name="L76">
        <text:list-item>
          <text:p text:style-name="P205">Scheda: <text:a xlink:type="simple" xlink:href="https://stationdocu.slf.ch/pdf/IMIS_FUS2_EN.pdf" text:style-name="Internet_20_link" text:visited-style-name="Visited_20_Internet_20_Link">https://stationdocu.slf.ch/pdf/IMIS_FUS2_EN.pdf</text:a></text:p>
        </text:list-item>
        <text:list-item>
          <text:p text:style-name="P205">Anagrafica: <text:a xlink:type="simple" xlink:href="https://whiterisk.ch/en/conditions/measurements/station/IMIS/FUS2" text:style-name="Internet_20_link" text:visited-style-name="Visited_20_Internet_20_Link">https://whiterisk.ch/en/conditions/measurements/station/IMIS/FUS2</text:a></text:p>
        </text:list-item>
        <text:list-item>
          <text:p text:style-name="P205">Coordinate: 46.437607, 8.620155</text:p>
        </text:list-item>
      </text:list>
      <text:p text:style-name="P101"/>
      <text:p text:style-name="P101"/>
      <text:p text:style-name="P49">Farmel:</text:p>
      <text:list text:style-name="L77">
        <text:list-item>
          <text:p text:style-name="P206">Scheda: <text:a xlink:type="simple" xlink:href="https://stationdocu.slf.ch/pdf/IMIS_FAE2_EN.pdf" text:style-name="Internet_20_link" text:visited-style-name="Visited_20_Internet_20_Link">https://stationdocu.slf.ch/pdf/IMIS_FAE2_EN.pdf</text:a></text:p>
        </text:list-item>
        <text:list-item>
          <text:p text:style-name="P206">Anagrafica: <text:a xlink:type="simple" xlink:href="https://whiterisk.ch/en/conditions/measurements/station/IMIS/FAE2" text:style-name="Internet_20_link" text:visited-style-name="Visited_20_Internet_20_Link">https://whiterisk.ch/en/conditions/measurements/station/IMIS/FAE2</text:a></text:p>
        </text:list-item>
        <text:list-item>
          <text:p text:style-name="P206">Coordinate: 46.520425, 7.495283</text:p>
        </text:list-item>
      </text:list>
      <text:p text:style-name="P101"/>
      <text:p text:style-name="P101"/>
      <text:p text:style-name="P49">Gornergratsee - old:</text:p>
      <text:list text:style-name="L78">
        <text:list-item>
          <text:p text:style-name="P207">Scheda: <text:a xlink:type="simple" xlink:href="https://stationdocu.slf.ch/pdf/IMIS_GOR2_EN.pdf" text:style-name="Internet_20_link" text:visited-style-name="Visited_20_Internet_20_Link">https://stationdocu.slf.ch/pdf/IMIS_GOR2_EN.pdf</text:a></text:p>
        </text:list-item>
        <text:list-item>
          <text:p text:style-name="P207">Anagrafica: <text:a xlink:type="simple" xlink:href="https://whiterisk.ch/en/conditions/measurements/station/IMIS/GOR2" text:style-name="Internet_20_link" text:visited-style-name="Visited_20_Internet_20_Link">https://whiterisk.ch/en/conditions/measurements/station/IMIS/GOR2</text:a></text:p>
        </text:list-item>
        <text:list-item>
          <text:p text:style-name="P207">Coordinate: 45.987165, 7.783595</text:p>
        </text:list-item>
      </text:list>
      <text:p text:style-name="P101"/>
      <text:p text:style-name="P101"/>
      <text:p text:style-name="P50">Schmidigen-Bidmeren:</text:p>
      <text:list text:style-name="L79">
        <text:list-item>
          <text:p text:style-name="P208">Scheda: <text:a xlink:type="simple" xlink:href="https://stationdocu.slf.ch/pdf/IMIS_FIR2_EN.pdf" text:style-name="Internet_20_link" text:visited-style-name="Visited_20_Internet_20_Link">https://stationdocu.slf.ch/pdf/IMIS_FIR2_EN.pdf</text:a></text:p>
        </text:list-item>
        <text:list-item>
          <text:p text:style-name="P208">Anagrafica: <text:a xlink:type="simple" xlink:href="https://whiterisk.ch/en/conditions/measurements/station/IMIS/FIR2" text:style-name="Internet_20_link" text:visited-style-name="Visited_20_Internet_20_Link">https://whiterisk.ch/en/conditions/measurements/station/IMIS/FIR2</text:a></text:p>
        </text:list-item>
        <text:list-item>
          <text:p text:style-name="P208">Coordinate: <text:span text:style-name="T7">46.668787, 8.064398</text:span></text:p>
        </text:list-item>
      </text:list>
      <text:p text:style-name="P102"/>
      <text:p text:style-name="P102"/>
      <text:p text:style-name="P51">Piano del Simano:</text:p>
      <text:list text:style-name="L80">
        <text:list-item>
          <text:p text:style-name="P209">Scheda: <text:a xlink:type="simple" xlink:href="https://stationdocu.slf.ch/pdf/IMIS_SIM2_EN.pdf" text:style-name="Internet_20_link" text:visited-style-name="Visited_20_Internet_20_Link">https://stationdocu.slf.ch/pdf/IMIS_SIM2_EN.pdf</text:a></text:p>
        </text:list-item>
        <text:list-item>
          <text:p text:style-name="P209">Anagrafica: <text:a xlink:type="simple" xlink:href="https://whiterisk.ch/en/conditions/measurements/station/IMIS/SIM2" text:style-name="Internet_20_link" text:visited-style-name="Visited_20_Internet_20_Link">https://whiterisk.ch/en/conditions/measurements/station/IMIS/SIM2</text:a></text:p>
        </text:list-item>
        <text:list-item>
          <text:p text:style-name="P209">Coordinate: 46.467467, 8.980806</text:p>
        </text:list-item>
      </text:list>
      <text:p text:style-name="P103"/>
      <text:p text:style-name="P103"/>
      <text:p text:style-name="P103"/>
      <text:p text:style-name="P103"/>
      <text:p text:style-name="P52"><text:soft-page-break/>Schibe:</text:p>
      <text:list text:style-name="L81">
        <text:list-item>
          <text:p text:style-name="P210">Scheda: <text:a xlink:type="simple" xlink:href="https://stationdocu.slf.ch/pdf/IMIS_SHE2_IT.pdf" text:style-name="Internet_20_link" text:visited-style-name="Visited_20_Internet_20_Link">https://stationdocu.slf.ch/pdf/IMIS_SHE2_IT.pdf</text:a></text:p>
        </text:list-item>
        <text:list-item>
          <text:p text:style-name="P210">Anagrafica: <text:a xlink:type="simple" xlink:href="https://whiterisk.ch/it/conditions/measurements/station/IMIS/SHE2" text:style-name="Internet_20_link" text:visited-style-name="Visited_20_Internet_20_Link">https://whiterisk.ch/it/conditions/measurements/station/IMIS/SHE2</text:a></text:p>
        </text:list-item>
        <text:list-item>
          <text:p text:style-name="P210">Coordinate: 46.748815, 7.812447</text:p>
        </text:list-item>
      </text:list>
      <text:p text:style-name="P104"/>
      <text:p text:style-name="P104"/>
      <text:p text:style-name="P52">Titlisboden - <text:span text:style-name="T8">old</text:span>:</text:p>
      <text:list text:style-name="L82">
        <text:list-item>
          <text:p text:style-name="P211">Scheda: <text:a xlink:type="simple" xlink:href="https://stationdocu.slf.ch/pdf/IMIS_TIT2_IT.pdf" text:style-name="Internet_20_link" text:visited-style-name="Visited_20_Internet_20_Link">https://stationdocu.slf.ch/pdf/IMIS_TIT2_IT.pdf</text:a></text:p>
        </text:list-item>
        <text:list-item>
          <text:p text:style-name="P211">Anagrafica: <text:a xlink:type="simple" xlink:href="https://whiterisk.ch/it/conditions/measurements/station/IMIS/TIT2" text:style-name="Internet_20_link" text:visited-style-name="Visited_20_Internet_20_Link">https://whiterisk.ch/it/conditions/measurements/station/IMIS/TIT2</text:a></text:p>
        </text:list-item>
        <text:list-item>
          <text:p text:style-name="P211">Coordinate: 46.786010, 8.409500</text:p>
        </text:list-item>
      </text:list>
      <text:p text:style-name="P104"/>
      <text:p text:style-name="P104"/>
      <text:p text:style-name="P53">Lac des Vaux - old:</text:p>
      <text:list text:style-name="L83">
        <text:list-item>
          <text:p text:style-name="P212">Scheda: <text:a xlink:type="simple" xlink:href="https://stationdocu.slf.ch/pdf/IMIS_ATT2_IT.pdf" text:style-name="Internet_20_link" text:visited-style-name="Visited_20_Internet_20_Link">https://stationdocu.slf.ch/pdf/IMIS_ATT2_IT.pdf</text:a></text:p>
        </text:list-item>
        <text:list-item>
          <text:p text:style-name="P212">Anagrafica: <text:a xlink:type="simple" xlink:href="https://whiterisk.ch/it/conditions/measurements/station/IMIS/ATT2" text:style-name="Internet_20_link" text:visited-style-name="Visited_20_Internet_20_Link">https://whiterisk.ch/it/conditions/measurements/station/IMIS/ATT2</text:a></text:p>
        </text:list-item>
        <text:list-item>
          <text:p text:style-name="P212">Coordinate: 46.105281, 7.269899</text:p>
        </text:list-item>
      </text:list>
      <text:p text:style-name="P105"/>
      <text:p text:style-name="P105"/>
      <text:p text:style-name="P54">Tsanfleuron – old:</text:p>
      <text:list text:style-name="L84">
        <text:list-item>
          <text:p text:style-name="P213">Scheda: <text:a xlink:type="simple" xlink:href="https://stationdocu.slf.ch/pdf/IMIS_DIA2_IT.pdf" text:style-name="Internet_20_link" text:visited-style-name="Visited_20_Internet_20_Link">https://stationdocu.slf.ch/pdf/IMIS_DIA2_IT.pdf</text:a></text:p>
        </text:list-item>
        <text:list-item>
          <text:p text:style-name="P213">Anagrafica: <text:a xlink:type="simple" xlink:href="https://whiterisk.ch/it/conditions/measurements/station/IMIS/DIA2" text:style-name="Internet_20_link" text:visited-style-name="Visited_20_Internet_20_Link">https://whiterisk.ch/it/conditions/measurements/station/IMIS/DIA2</text:a></text:p>
        </text:list-item>
        <text:list-item>
          <text:p text:style-name="P213">Coordinate: 46.315395, 7.241035</text:p>
        </text:list-item>
      </text:list>
      <text:p text:style-name="P106"/>
      <text:p text:style-name="P106"/>
      <text:p text:style-name="P54">Ortstock Matt:</text:p>
      <text:list text:style-name="L85">
        <text:list-item>
          <text:p text:style-name="P214">Scheda: <text:a xlink:type="simple" xlink:href="https://stationdocu.slf.ch/pdf/IMIS_ORT2_IT.pdf" text:style-name="Internet_20_link" text:visited-style-name="Visited_20_Internet_20_Link">https://stationdocu.slf.ch/pdf/IMIS_ORT2_IT.pdf</text:a></text:p>
        </text:list-item>
        <text:list-item>
          <text:p text:style-name="P214">Anagrafica: <text:a xlink:type="simple" xlink:href="https://whiterisk.ch/it/conditions/measurements/station/IMIS/ORT2" text:style-name="Internet_20_link" text:visited-style-name="Visited_20_Internet_20_Link">https://whiterisk.ch/it/conditions/measurements/station/IMIS/ORT2</text:a></text:p>
        </text:list-item>
        <text:list-item>
          <text:p text:style-name="P214">Coordinate: 46.918087, 8.958549</text:p>
        </text:list-item>
      </text:list>
      <text:p text:style-name="P106"/>
      <text:p text:style-name="P106"/>
      <text:p text:style-name="P55">Schonbuel:</text:p>
      <text:list text:style-name="L86">
        <text:list-item>
          <text:p text:style-name="P215">Scheda: <text:a xlink:type="simple" xlink:href="https://stationdocu.slf.ch/pdf/IMIS_SCB2_IT.pdf" text:style-name="Internet_20_link" text:visited-style-name="Visited_20_Internet_20_Link">https://stationdocu.slf.ch/pdf/IMIS_SCB2_IT.pdf</text:a></text:p>
        </text:list-item>
        <text:list-item>
          <text:p text:style-name="P215">Anagrafica: <text:a xlink:type="simple" xlink:href="https://whiterisk.ch/it/conditions/measurements/station/IMIS/SCB2" text:style-name="Internet_20_link" text:visited-style-name="Visited_20_Internet_20_Link">https://whiterisk.ch/it/conditions/measurements/station/IMIS/SCB2</text:a></text:p>
        </text:list-item>
        <text:list-item>
          <text:p text:style-name="P215">Coordinate: 46.779373, 8.103433</text:p>
        </text:list-item>
      </text:list>
      <text:p text:style-name="P107"/>
      <text:p text:style-name="P107"/>
      <text:p text:style-name="P55">Predanass – old:</text:p>
      <text:list text:style-name="L87">
        <text:list-item>
          <text:p text:style-name="P216">Scheda: <text:a xlink:type="simple" xlink:href="https://stationdocu.slf.ch/pdf/IMIS_MTR2_IT.pdf" text:style-name="Internet_20_link" text:visited-style-name="Visited_20_Internet_20_Link">https://stationdocu.slf.ch/pdf/IMIS_MTR2_IT.pdf</text:a></text:p>
        </text:list-item>
        <text:list-item>
          <text:p text:style-name="P216">Anagrafica: <text:a xlink:type="simple" xlink:href="https://whiterisk.ch/it/conditions/measurements/station/IMIS/SCB2" text:style-name="Internet_20_link" text:visited-style-name="Visited_20_Internet_20_Link">https://whiterisk.ch/it/conditions/measurements/station/IMIS/SCB2</text:a></text:p>
        </text:list-item>
        <text:list-item>
          <text:p text:style-name="P216">Coordinate: 46.408724, 8.917597</text:p>
        </text:list-item>
      </text:list>
      <text:p text:style-name="P107"/>
      <text:p text:style-name="P107"/>
      <text:p text:style-name="P55">Itramen – old:</text:p>
      <text:list text:style-name="L88">
        <text:list-item>
          <text:p text:style-name="P217">Scheda: <text:a xlink:type="simple" xlink:href="https://stationdocu.slf.ch/pdf/IMIS_MAE2_IT.pdf" text:style-name="Internet_20_link" text:visited-style-name="Visited_20_Internet_20_Link">https://stationdocu.slf.ch/pdf/IMIS_MAE2_IT.pdf</text:a></text:p>
        </text:list-item>
        <text:list-item>
          <text:p text:style-name="P217">Anagrafica: <text:a xlink:type="simple" xlink:href="https://whiterisk.ch/it/conditions/measurements/station/IMIS/SCB2" text:style-name="Internet_20_link" text:visited-style-name="Visited_20_Internet_20_Link">https://whiterisk.ch/it/conditions/measurements/station/IMIS/SCB2</text:a></text:p>
        </text:list-item>
        <text:list-item>
          <text:p text:style-name="P217">Coordinate: 46.618649, 7.943526</text:p>
        </text:list-item>
      </text:list>
      <text:p text:style-name="P107"/>
      <text:p text:style-name="P107"/>
      <text:p text:style-name="P107"/>
      <text:p text:style-name="P107"/>
      <text:p text:style-name="P222"><text:soft-page-break/>Materdell:</text:p>
      <text:list text:style-name="L89">
        <text:list-item>
          <text:p text:style-name="P220">Scheda: <text:a xlink:type="simple" xlink:href="https://stationdocu.slf.ch/pdf/IMIS_LAG3_IT.pdf" text:style-name="Internet_20_link" text:visited-style-name="Visited_20_Internet_20_Link">https://stationdocu.slf.ch/pdf/IMIS_LAG3_IT.pdf</text:a></text:p>
        </text:list-item>
        <text:list-item>
          <text:p text:style-name="P220">Anagrafica: <text:a xlink:type="simple" xlink:href="https://whiterisk.ch/it/conditions/measurements/station/IMIS/LAG3" text:style-name="Internet_20_link" text:visited-style-name="Visited_20_Internet_20_Link">https://whiterisk.ch/it/conditions/measurements/station/IMIS/LAG3</text:a></text:p>
        </text:list-item>
        <text:list-item>
          <text:p text:style-name="P220">Coordinate: 46.424429, 9.697596</text:p>
        </text:list-item>
      </text:list>
      <text:p text:style-name="P219"/>
      <text:p text:style-name="P219"/>
      <text:p text:style-name="P222">Colms da Parsonz – old:</text:p>
      <text:list text:style-name="L90">
        <text:list-item>
          <text:p text:style-name="P221">Scheda: <text:a xlink:type="simple" xlink:href="https://stationdocu.slf.ch/pdf/IMIS_PMA2_IT.pdf" text:style-name="Internet_20_link" text:visited-style-name="Visited_20_Internet_20_Link">https://stationdocu.slf.ch/pdf/IMIS_PMA2_IT.pdf</text:a></text:p>
        </text:list-item>
        <text:list-item>
          <text:p text:style-name="P221">Anagrafica: <text:a xlink:type="simple" xlink:href="https://whiterisk.ch/it/conditions/measurements/station/IMIS/PMA2" text:style-name="Internet_20_link" text:visited-style-name="Visited_20_Internet_20_Link">https://whiterisk.ch/it/conditions/measurements/station/IMIS/PMA2</text:a></text:p>
        </text:list-item>
        <text:list-item>
          <text:p text:style-name="P221">Coordinate: 46.580082, 9.537388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2:53:11.502240246</meta:creation-date>
    <dc:date>2026-03-11T10:56:39.524170394</dc:date>
    <meta:editing-duration>PT7H48M50S</meta:editing-duration>
    <meta:editing-cycles>37</meta:editing-cycles>
    <meta:generator>LibreOffice/24.2.7.2$Linux_X86_64 LibreOffice_project/420$Build-2</meta:generator>
    <meta:document-statistic meta:table-count="0" meta:image-count="0" meta:object-count="0" meta:page-count="12" meta:paragraph-count="361" meta:word-count="1040" meta:character-count="15936" meta:non-whitespace-character-count="15520"/>
  </office:meta>
</office:document-meta>
</file>